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left="0.05pt solid #000000" fo:border-right="none" fo:border-top="0.05pt solid #000000" fo:border-bottom="none" style:writing-mode="lr-tb"/>
    </style:style>
    <style:style style:name="Table2.C1" style:family="table-cell">
      <style:table-cell-properties fo:padding-left="0.075in" fo:padding-right="0.075in" fo:padding-top="0in" fo:padding-bottom="0in" fo:border-left="0.05pt solid #000000" fo:border-right="0.05pt solid #000000" fo:border-top="0.05pt solid #000000" fo:border-bottom="none" style:writing-mode="lr-tb"/>
    </style:style>
    <style:style style:name="Table2.A2" style:family="table-cell">
      <style:table-cell-properties fo:padding-left="0.075in" fo:padding-right="0.075in" fo:padding-top="0in" fo:padding-bottom="0in" fo:border-left="0.05pt solid #000000" fo:border-right="none" fo:border-top="none" fo:border-bottom="0.05pt solid #000000" style:writing-mode="lr-tb"/>
    </style:style>
    <style:style style:name="Table2.C2" style:family="table-cell">
      <style:table-cell-properties fo:padding-left="0.075in" fo:padding-right="0.075in" fo:padding-top="0in" fo:padding-bottom="0in" fo:border-left="0.05pt solid #000000" fo:border-right="0.05pt solid #000000"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06ddda" officeooo:paragraph-rsid="00198347"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9"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10" style:family="paragraph" style:parent-style-name="Standard">
      <style:text-properties style:font-name="Pericles1" fo:font-size="10pt" fo:font-style="normal" fo:font-weight="normal" officeooo:rsid="000cf995" officeooo:paragraph-rsid="0018f525" style:font-size-asian="8.75pt" style:font-style-asian="normal" style:font-weight-asian="normal" style:font-size-complex="10pt" style:font-style-complex="normal" style:font-weight-complex="normal"/>
    </style:style>
    <style:style style:name="P11" style:family="paragraph" style:parent-style-name="Standard">
      <style:text-properties style:font-name="Pericles1" fo:font-size="10pt" fo:font-style="normal" fo:font-weight="normal" officeooo:rsid="001fc3f1" officeooo:paragraph-rsid="001fc3f1" style:font-size-asian="8.75pt" style:font-style-asian="normal" style:font-weight-asian="normal" style:font-size-complex="10pt" style:font-style-complex="normal" style:font-weight-complex="normal"/>
    </style:style>
    <style:style style:name="P12" style:family="paragraph" style:parent-style-name="Standard">
      <style:text-properties style:font-name="Pericles1" fo:font-size="10pt" fo:font-style="normal" fo:font-weight="bold" officeooo:rsid="001fc3f1" officeooo:paragraph-rsid="001fc3f1" style:font-size-asian="8.75pt" style:font-style-asian="normal" style:font-weight-asian="bold" style:font-size-complex="10pt" style:font-style-complex="normal" style:font-weight-complex="bold"/>
    </style:style>
    <style:style style:name="P13"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14"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5"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6"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7"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8"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9" style:family="paragraph" style:parent-style-name="Standard">
      <style:text-properties style:font-name="Pericles1" fo:font-size="8pt" fo:font-weight="bold" officeooo:paragraph-rsid="00198347" style:font-size-asian="8pt" style:font-weight-asian="bold" style:font-size-complex="8pt"/>
    </style:style>
    <style:style style:name="P20" style:family="paragraph" style:parent-style-name="Standard">
      <style:text-properties style:font-name="Pericles1" fo:font-size="8pt" officeooo:paragraph-rsid="00198347" style:font-size-asian="8pt" style:font-size-complex="8pt"/>
    </style:style>
    <style:style style:name="P21"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22"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23" style:family="paragraph" style:parent-style-name="Standard">
      <style:text-properties style:font-name="Pericles" fo:font-size="10pt" officeooo:paragraph-rsid="00084653" style:font-size-asian="10pt" style:font-size-complex="12pt"/>
    </style:style>
    <style:style style:name="P24" style:family="paragraph" style:parent-style-name="Standard">
      <style:text-properties style:font-name="Pericles" fo:font-size="10pt" officeooo:paragraph-rsid="0009eafc" style:font-size-asian="10pt" style:font-size-complex="12pt"/>
    </style:style>
    <style:style style:name="P25" style:family="paragraph" style:parent-style-name="Standard">
      <style:text-properties style:font-name="Pericles" fo:font-size="10pt" officeooo:paragraph-rsid="000c3288" style:font-size-asian="10pt" style:font-size-complex="12pt"/>
    </style:style>
    <style:style style:name="P26" style:family="paragraph" style:parent-style-name="Standard">
      <style:text-properties style:font-name="Pericles" fo:font-size="10pt" officeooo:paragraph-rsid="000d5603" style:font-size-asian="10pt" style:font-size-complex="12pt"/>
    </style:style>
    <style:style style:name="P27"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28"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29"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30"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31"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32"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33"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34"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35"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36" style:family="paragraph" style:parent-style-name="Standard">
      <style:text-properties style:font-name="Pericles" fo:font-size="10pt" fo:font-style="normal" fo:font-weight="bold" officeooo:rsid="00198347" officeooo:paragraph-rsid="00198347" style:font-size-asian="10pt" style:font-style-asian="normal" style:font-weight-asian="bold" style:font-size-complex="12pt" style:font-style-complex="normal" style:font-weight-complex="bold"/>
    </style:style>
    <style:style style:name="P37" style:family="paragraph" style:parent-style-name="Standard">
      <style:text-properties style:font-name="Pericles" fo:font-size="12pt" fo:font-weight="bold" officeooo:paragraph-rsid="00084653" style:font-size-asian="12pt" style:font-weight-asian="bold" style:font-size-complex="12pt"/>
    </style:style>
    <style:style style:name="P38" style:family="paragraph" style:parent-style-name="Standard">
      <style:text-properties style:font-name="Pericles" fo:font-size="12pt" fo:font-weight="bold" officeooo:paragraph-rsid="0009eafc" style:font-size-asian="12pt" style:font-weight-asian="bold" style:font-size-complex="12pt"/>
    </style:style>
    <style:style style:name="P39" style:family="paragraph" style:parent-style-name="Standard">
      <style:text-properties style:font-name="Pericles" fo:font-size="12pt" officeooo:paragraph-rsid="0009eafc" style:font-size-asian="12pt" style:font-size-complex="12pt"/>
    </style:style>
    <style:style style:name="P40" style:family="paragraph" style:parent-style-name="Standard">
      <style:text-properties style:font-name="Pericles" fo:font-size="12pt" fo:font-style="normal" fo:font-weight="normal" officeooo:rsid="0006ddda" officeooo:paragraph-rsid="000d5603" style:font-size-asian="12pt" style:font-style-asian="normal" style:font-weight-asian="normal" style:font-size-complex="12pt" style:font-style-complex="normal" style:font-weight-complex="normal"/>
    </style:style>
    <style:style style:name="P41" style:family="paragraph" style:parent-style-name="Standard">
      <style:text-properties style:font-name="Pericles" fo:font-size="12pt" fo:font-style="normal" fo:font-weight="bold" officeooo:rsid="0006ddda" officeooo:paragraph-rsid="000d5603" style:font-size-asian="12pt" style:font-style-asian="normal" style:font-weight-asian="bold" style:font-size-complex="12pt" style:font-style-complex="normal" style:font-weight-complex="normal"/>
    </style:style>
    <style:style style:name="P42" style:family="paragraph" style:parent-style-name="Standard">
      <style:text-properties officeooo:paragraph-rsid="000702de"/>
    </style:style>
    <style:style style:name="P43" style:family="paragraph" style:parent-style-name="Standard">
      <style:text-properties officeooo:paragraph-rsid="000c3288"/>
    </style:style>
    <style:style style:name="P44"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45"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46"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47"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8"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49"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50"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52"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53"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54"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55"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56"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7"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8"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9" style:family="paragraph" style:parent-style-name="Table_20_Contents">
      <style:text-properties style:font-name="Pericles1" fo:font-size="8pt" officeooo:rsid="0016bf3b" officeooo:paragraph-rsid="000702de" style:font-size-asian="8pt" style:font-size-complex="8pt"/>
    </style:style>
    <style:style style:name="P60" style:family="paragraph" style:parent-style-name="Table_20_Contents">
      <style:text-properties style:font-name="Pericles1" fo:font-size="8pt" officeooo:rsid="0016bf3b" officeooo:paragraph-rsid="000c3288" style:font-size-asian="8pt" style:font-size-complex="8pt"/>
    </style:style>
    <style:style style:name="P61" style:family="paragraph" style:parent-style-name="Table_20_Contents">
      <style:text-properties style:font-name="Pericles1" fo:font-size="8pt" officeooo:rsid="001fa93c" officeooo:paragraph-rsid="000702de" style:font-size-asian="8pt" style:font-size-complex="8pt"/>
    </style:style>
    <style:style style:name="P62" style:family="paragraph" style:parent-style-name="Table_20_Contents">
      <style:text-properties style:font-name="Pericles1" fo:font-size="8pt" officeooo:rsid="001adf4b" officeooo:paragraph-rsid="000702de" style:font-size-asian="8pt" style:font-size-complex="8pt"/>
    </style:style>
    <style:style style:name="P63" style:family="paragraph" style:parent-style-name="Table_20_Contents">
      <style:text-properties style:font-name="Pericles1" fo:font-size="8pt" officeooo:rsid="001d136d" officeooo:paragraph-rsid="000702de" style:font-size-asian="8pt" style:font-size-complex="8pt"/>
    </style:style>
    <style:style style:name="P64" style:family="paragraph" style:parent-style-name="Table_20_Contents">
      <style:text-properties style:font-name="Pericles1" fo:font-size="8pt" officeooo:rsid="001e31b5" officeooo:paragraph-rsid="000702de" style:font-size-asian="8pt" style:font-size-complex="8pt"/>
    </style:style>
    <style:style style:name="P65" style:family="paragraph" style:parent-style-name="Table_20_Contents">
      <style:text-properties style:font-name="Pericles1" fo:font-size="8pt" officeooo:rsid="001b48e8" officeooo:paragraph-rsid="000702de" style:font-size-asian="8pt" style:font-size-complex="8pt"/>
    </style:style>
    <style:style style:name="P66" style:family="paragraph" style:parent-style-name="Table_20_Contents">
      <style:text-properties style:font-name="Pericles1" fo:font-size="8pt" officeooo:rsid="000c3288" officeooo:paragraph-rsid="000c3288" style:font-size-asian="8pt" style:font-size-complex="8pt"/>
    </style:style>
    <style:style style:name="P67" style:family="paragraph" style:parent-style-name="Table_20_Contents">
      <style:text-properties style:font-name="Pericles1" fo:font-size="8pt" officeooo:rsid="000d5603" officeooo:paragraph-rsid="000d5603" style:font-size-asian="8pt" style:font-size-complex="8pt"/>
    </style:style>
    <style:style style:name="P68" style:family="paragraph" style:parent-style-name="Table_20_Contents">
      <style:text-properties style:font-name="Pericles1" fo:font-size="8pt" officeooo:rsid="000e5082" officeooo:paragraph-rsid="000e5082" style:font-size-asian="8pt" style:font-size-complex="8pt"/>
    </style:style>
    <style:style style:name="P69" style:family="paragraph" style:parent-style-name="Table_20_Contents">
      <style:text-properties style:font-name="Pericles1" fo:font-size="8pt" officeooo:rsid="0014546f" officeooo:paragraph-rsid="0014546f" style:font-size-asian="8pt" style:font-size-complex="8pt"/>
    </style:style>
    <style:style style:name="P70" style:family="paragraph" style:parent-style-name="Table_20_Contents">
      <style:text-properties style:font-name="Pericles1" fo:font-size="8pt" officeooo:rsid="00160a7f" officeooo:paragraph-rsid="00160a7f" style:font-size-asian="8pt" style:font-size-complex="8pt"/>
    </style:style>
    <style:style style:name="P71" style:family="paragraph" style:parent-style-name="Table_20_Contents">
      <style:text-properties style:font-name="Pericles1" fo:font-size="8pt" officeooo:rsid="001617ea" officeooo:paragraph-rsid="001617ea" style:font-size-asian="8pt" style:font-size-complex="8pt"/>
    </style:style>
    <style:style style:name="P72" style:family="paragraph" style:parent-style-name="Table_20_Contents">
      <style:text-properties style:font-name="Pericles1" fo:font-size="8pt" officeooo:rsid="00175f03" officeooo:paragraph-rsid="00175f03" style:font-size-asian="8pt" style:font-size-complex="8pt"/>
    </style:style>
    <style:style style:name="P73"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74"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75"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76" style:family="paragraph" style:parent-style-name="List_20_Paragraph">
      <style:paragraph-properties fo:margin-left="0.25in" fo:margin-right="0in" fo:text-indent="0in" style:auto-text-indent="false">
        <style:tab-stops/>
      </style:paragraph-properties>
      <style:text-properties style:font-name="Pericles1" fo:font-size="8pt" officeooo:paragraph-rsid="00198347" style:font-size-asian="8pt" style:font-size-complex="8pt"/>
    </style:style>
    <style:style style:name="P77"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78"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79"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80" style:family="paragraph" style:parent-style-name="Standard" style:list-style-name="L3">
      <style:text-properties style:font-name="Pericles1" fo:font-size="10pt" fo:font-style="normal" style:text-underline-style="none" fo:font-weight="normal" officeooo:rsid="001fc3f1" officeooo:paragraph-rsid="001fc3f1" style:font-size-asian="8.75pt" style:font-style-asian="normal" style:font-weight-asian="normal" style:font-size-complex="10pt" style:font-style-complex="normal" style:font-weight-complex="normal"/>
    </style:style>
    <style:style style:name="P81" style:family="paragraph" style:parent-style-name="Standard" style:list-style-name="L3">
      <style:text-properties style:font-name="Pericles1" fo:font-size="10pt" fo:font-style="normal" style:text-underline-style="none" fo:font-weight="normal" officeooo:rsid="0020447f" officeooo:paragraph-rsid="0020447f" style:font-size-asian="8.75pt" style:font-style-asian="normal" style:font-weight-asian="normal" style:font-size-complex="10pt" style:font-style-complex="normal" style:font-weight-complex="normal"/>
    </style:style>
    <style:style style:name="P82"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83" style:family="paragraph" style:parent-style-name="Standard" style:list-style-name="L3">
      <style:text-properties style:font-name="Pericles1" fo:font-size="10pt" fo:font-style="italic" style:text-underline-style="solid" style:text-underline-width="auto" style:text-underline-color="font-color" fo:font-weight="bold" officeooo:rsid="001fc3f1" officeooo:paragraph-rsid="001fc3f1" style:font-size-asian="8.75pt" style:font-style-asian="italic" style:font-weight-asian="bold" style:font-size-complex="10pt" style:font-style-complex="italic" style:font-weight-complex="bold"/>
    </style:style>
    <style:style style:name="P84" style:family="paragraph" style:parent-style-name="Standard" style:list-style-name="L3">
      <style:text-properties style:font-name="Pericles1" fo:font-size="10pt" fo:font-style="italic" style:text-underline-style="solid" style:text-underline-width="auto" style:text-underline-color="font-color" fo:font-weight="bold" officeooo:rsid="0020447f" officeooo:paragraph-rsid="0020447f" style:font-size-asian="8.75pt" style:font-style-asian="italic" style:font-weight-asian="bold" style:font-size-complex="10pt" style:font-style-complex="italic" style:font-weight-complex="bold"/>
    </style:style>
    <style:style style:name="P85" style:family="paragraph" style:parent-style-name="Standard" style:list-style-name="L2">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86" style:family="paragraph" style:parent-style-name="Standard" style:list-style-name="L4">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87" style:family="paragraph" style:parent-style-name="Standard" style:list-style-name="L4">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88" style:family="paragraph" style:parent-style-name="Standard" style:list-style-name="L4">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89" style:family="paragraph" style:parent-style-name="Standard" style:list-style-name="L4">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P90" style:family="paragraph" style:parent-style-name="List_20_Paragraph" style:list-style-name="WWNum2">
      <style:text-properties style:font-name="Pericles1" fo:font-size="8pt" officeooo:rsid="00198347" officeooo:paragraph-rsid="00198347" style:font-size-asian="8pt" style:font-size-complex="8pt"/>
    </style:style>
    <style:style style:name="P91" style:family="paragraph" style:parent-style-name="List_20_Paragraph" style:list-style-name="WWNum2">
      <style:text-properties style:font-name="Pericles1" fo:font-size="8pt" officeooo:rsid="001bb5f0" officeooo:paragraph-rsid="001bb5f0" style:font-size-asian="8pt" style:font-size-complex="8pt"/>
    </style:style>
    <style:style style:name="P92" style:family="paragraph" style:parent-style-name="List_20_Paragraph" style:list-style-name="WWNum2">
      <style:text-properties style:font-name="Pericles1" fo:font-size="8pt" officeooo:rsid="001a41a7" officeooo:paragraph-rsid="001a41a7" style:font-size-asian="8pt" style:font-size-complex="8pt"/>
    </style:style>
    <style:style style:name="P93" style:family="paragraph" style:parent-style-name="List_20_Paragraph" style:list-style-name="WWNum2">
      <style:paragraph-properties fo:margin-left="0in" fo:margin-right="0in" fo:text-indent="0in" style:auto-text-indent="false"/>
      <style:text-properties style:font-name="Pericles1" fo:font-size="8pt" officeooo:rsid="00198347" officeooo:paragraph-rsid="00198347" style:font-size-asian="8pt" style:font-size-complex="8pt"/>
    </style:style>
    <style:style style:name="P94" style:family="paragraph" style:parent-style-name="List_20_Paragraph" style:list-style-name="WWNum2">
      <style:paragraph-properties fo:margin-left="0in" fo:margin-right="0in" fo:text-indent="0in" style:auto-text-indent="false"/>
      <style:text-properties style:font-name="Pericles1" fo:font-size="8pt" officeooo:rsid="001a41a7" officeooo:paragraph-rsid="001a41a7" style:font-size-asian="8pt" style:font-size-complex="8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f622e"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138"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227797" officeooo:paragraph-rsid="00227797"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45"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46"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47"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48"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49"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50"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51"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52"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53"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54"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normal" officeooo:rsid="0020d074" style:font-style-asian="normal" style:font-weight-asian="normal" style:font-style-complex="normal" style:font-weight-complex="normal"/>
    </style:style>
    <style:style style:name="T11" style:family="text">
      <style:text-properties officeooo:rsid="000a45a8"/>
    </style:style>
    <style:style style:name="T12" style:family="text">
      <style:text-properties officeooo:rsid="0016bf3b"/>
    </style:style>
    <style:style style:name="T13" style:family="text">
      <style:text-properties officeooo:rsid="00185815"/>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084653"/>
    </style:style>
    <style:style style:name="T18" style:family="text">
      <style:text-properties fo:font-weight="bold" style:font-weight-asian="bold"/>
    </style:style>
    <style:style style:name="T19" style:family="text">
      <style:text-properties fo:font-weight="bold" officeooo:rsid="0009eafc" style:font-weight-asian="bold"/>
    </style:style>
    <style:style style:name="T20" style:family="text">
      <style:text-properties fo:font-weight="bold" style:font-weight-asian="bold" style:font-name-complex="Arial2"/>
    </style:style>
    <style:style style:name="T21" style:family="text">
      <style:text-properties style:font-name="Pericles" style:font-size-complex="8pt"/>
    </style:style>
    <style:style style:name="T22" style:family="text">
      <style:text-properties style:font-name="Arial1" style:font-name-complex="Arial2"/>
    </style:style>
    <style:style style:name="T23" style:family="text">
      <style:text-properties style:font-name="Arial1" fo:font-style="normal" fo:font-weight="normal" style:font-style-asian="normal" style:font-weight-asian="normal" style:font-name-complex="Arial2" style:font-style-complex="normal" style:font-weight-complex="normal"/>
    </style:style>
    <style:style style:name="T24" style:family="text">
      <style:text-properties style:font-name="Arial1" fo:font-size="12pt" fo:font-weight="bold" style:font-size-asian="12pt" style:font-weight-asian="bold" style:font-name-complex="Arial2"/>
    </style:style>
    <style:style style:name="T25" style:family="text">
      <style:text-properties style:font-name="Arial1" fo:font-style="italic" style:font-style-asian="italic" style:font-name-complex="Arial2"/>
    </style:style>
    <style:style style:name="T26" style:family="text">
      <style:text-properties officeooo:rsid="000c3288"/>
    </style:style>
    <style:style style:name="T27" style:family="text">
      <style:text-properties style:font-style-complex="normal" style:font-weight-complex="normal"/>
    </style:style>
    <style:style style:name="T28" style:family="text">
      <style:text-properties officeooo:rsid="000c4289"/>
    </style:style>
    <style:style style:name="T29" style:family="text">
      <style:text-properties officeooo:rsid="000f6379"/>
    </style:style>
    <style:style style:name="T30" style:family="text">
      <style:text-properties officeooo:rsid="003a4ece"/>
    </style:style>
    <style:style style:name="T31" style:family="text">
      <style:text-properties officeooo:rsid="000cd6a7"/>
    </style:style>
    <style:style style:name="T32" style:family="text">
      <style:text-properties fo:font-size="12pt" fo:font-weight="bold" style:font-size-asian="12pt" style:font-weight-asian="bold"/>
    </style:style>
    <style:style style:name="T33" style:family="text">
      <style:text-properties officeooo:rsid="000d5603"/>
    </style:style>
    <style:style style:name="T34" style:family="text">
      <style:text-properties officeooo:rsid="000e5082"/>
    </style:style>
    <style:style style:name="T35" style:family="text">
      <style:text-properties officeooo:rsid="00105fd5"/>
    </style:style>
    <style:style style:name="T36" style:family="text">
      <style:text-properties officeooo:rsid="0011cf18"/>
    </style:style>
    <style:style style:name="T37" style:family="text">
      <style:text-properties officeooo:rsid="0012ed67"/>
    </style:style>
    <style:style style:name="T38" style:family="text">
      <style:text-properties officeooo:rsid="00160a7f"/>
    </style:style>
    <style:style style:name="T39" style:family="text">
      <style:text-properties officeooo:rsid="001617ea"/>
    </style:style>
    <style:style style:name="T40" style:family="text">
      <style:text-properties officeooo:rsid="002286c1"/>
    </style:style>
    <style:style style:name="T41" style:family="text">
      <style:text-properties officeooo:rsid="00198347"/>
    </style:style>
    <style:style style:name="T42" style:family="text">
      <style:text-properties officeooo:rsid="001f622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ivine Invocation</text:p>
      <text:p text:style-name="P14"/>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14">Learning <text:span text:style-name="T1">Divine Invocation</text:span></text:p>
      <text:p text:style-name="P14"/>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14">Casting <text:span text:style-name="T1">Divine Spells</text:span></text:p>
      <text:p text:style-name="P14"/>
      <text:p text:style-name="P1"><text:span text:style-name="T6">The rules for casting </text:span><text:span text:style-name="T7">divine spells are as follows:</text:span></text:p>
      <text:list xml:id="list1208686644" text:style-name="L1">
        <text:list-item>
          <text:p text:style-name="P77">You must be able to speak</text:p>
        </text:list-item>
        <text:list-item>
          <text:p text:style-name="P77">You must have a holy symbol to your god in one of your hands</text:p>
        </text:list-item>
        <text:list-item>
          <text:p text:style-name="P77">Your current divine invocation skill must be 1 or higher</text:p>
        </text:list-item>
        <text:list-item>
          <text:p text:style-name="P78">Casting requires a full action (or more)</text:p>
          <text:list>
            <text:list-item>
              <text:p text:style-name="P79">Touch spells are an exception – they require a normal ½ action to cast, allowing you to act after casting</text:p>
            </text:list-item>
          </text:list>
        </text:list-item>
        <text:list-item>
          <text:p text:style-name="P79">Casting requires a skill test vs. the spell’s DL</text:p>
        </text:list-item>
        <text:list-item>
          <text:p text:style-name="P79">You temporarily lose spell casting levels for failure (1-3), or marginal success (1)</text:p>
        </text:list-item>
        <text:list-item>
          <text:p text:style-name="P82"><text:span text:style-name="T7">Divine invocation</text:span><text:span text:style-name="T6"> is disrupted by adjacent enemies, being attacked, or being in a zone that is causing you damage</text:span></text:p>
        </text:list-item>
      </text:list>
      <text:p text:style-name="P8"/>
      <text:p text:style-name="P37">Divine Favor</text:p>
      <text:p text:style-name="P37"/>
      <text:p text:style-name="P21">All characters can accrue favor with the gods by performing services for them or their minions. Divine favor can be used as inspiration, but only when acting directly in the interest of that god, or casting one of its invocations.</text:p>
      <text:p text:style-name="P21"/>
      <text:p text:style-name="P22">If you spent a specialization on theology, you can be a follower of a god. Being a follower makes it easier to gain favor with your god. Instead of having to perform a service, followers gain favor by performing the rites and rituals of that god.</text:p>
      <text:p text:style-name="P21"/>
      <text:p text:style-name="P37">Boons</text:p>
      <text:p text:style-name="P37"/>
      <text:p text:style-name="P23">Divine favor can also be saved and spent on a divine boon. It takes <text:span text:style-name="T17">3</text:span> divine favor to acquire a boon. Each god has its own list of boons <text:span text:style-name="T17">(to be determined)</text:span>, each of which lasts for an extended period of time (a gaming session, or until the current task is complete), or until it is invoked by the character.</text:p>
      <text:p text:style-name="P23"/>
      <text:p text:style-name="P21">Boons have a small chance (5%) to be permanent, granting a permanent power or bonus to the character.</text:p>
      <text:p text:style-name="P15"/>
      <text:p text:style-name="P15"><text:soft-page-break/>Divine Spells and Favor</text:p>
      <text:p text:style-name="P14"/>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9"/>
      <text:p text:style-name="P13">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6">Leveling <text:span text:style-name="T1">Divine Invocation</text:span></text:p>
      <text:p text:style-name="P14"/>
      <text:p text:style-name="P10">Each level, you gain <text:span text:style-name="T40">1</text:span> spell pi<text:span text:style-name="T40">ck. A spell pick can either be used to aquire a new spell, or an upgrade to a spell you already have. Alternately, you can spend 3 free checks to gain a new spell or upgrade.</text:span></text:p>
      <text:p text:style-name="P4"/>
      <text:p text:style-name="P39"><text:span text:style-name="T19">G</text:span><text:span text:style-name="T18">ods of Anthis</text:span></text:p>
      <text:p text:style-name="P38"/>
      <text:p text:style-name="P27">All the races of Anthis worship the twelve Lantern Gods who defeated Shadow and brought light back to the world. Winning the war against Shadow required the Lantern Gods to consume part of its essence and thus, each god has both light and dark aspects.</text:p>
      <text:p text:style-name="P40"><text:s/></text:p>
      <text:p text:style-name="P29"><text:span text:style-name="T32">Aquae (AW </text:span><text:span text:style-name="T24">–</text:span><text:span text:style-name="T32"> kay)</text:span></text:p>
      <text:p text:style-name="P41"/>
      <text:p text:style-name="P26">Aquae is the god of rivers, builders (particularly carpenters), community and agriculture. He represents ingenuity, invention and the triumph of man over his environment. He is especially revered by humans and dwarves.</text:p>
      <text:p text:style-name="P26"/>
      <text:p text:style-name="P29">In his dark aspect, Aquae is also “God of Locusts” and he rules over insects (particularly those that harm crops), floods and swamps.</text:p>
      <text:p text:style-name="P29"/>
      <text:p text:style-name="P29">Aquae favors sacrifices of gold, tools, (wooden) furniture and agricultural goods.</text:p>
      <text:p text:style-name="P29"/>
      <text:p text:style-name="P29">Aquae competes with Uldar for dominion over water. Over the years, this rivalry has become increasingly bitter and priests of these two gods will often fight.</text:p>
      <text:p text:style-name="P29"/>
      <text:p text:style-name="P34">The rites of Aquae are focused on civilization, agriculture and rivers. Aquae's rites include:</text:p>
      <text:list xml:id="list370528984" text:style-name="L2">
        <text:list-item>
          <text:p text:style-name="P85"><text:span text:style-name="T2">Aquae’s Blessing</text:span><text:span text:style-name="T5"> </text:span><text:span text:style-name="T22">–</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85"><text:span text:style-name="T2">Carpenter’s Blessing</text:span> <text:span text:style-name="T22">–</text:span> When entering a city for the first time, it is customary for priests to bless the tools and workshops of local craftsmen.</text:p>
        </text:list-item>
        <text:list-item>
          <text:p text:style-name="P85"><text:span text:style-name="T2">Cleansing Water</text:span> <text:span text:style-name="T22">–</text:span> Aquae’s priests are responsible for the quality of the water used by cities and farms. Anything that spoils the rivers and lakes of Anthis must be corrected.</text:p>
        </text:list-item>
        <text:list-item>
          <text:p text:style-name="P85"><text:span text:style-name="T2">Farmer’s Prayer</text:span> <text:span text:style-name="T22">–</text:span> Every year before planting, villages hold a special festival to Aquae to pray for a good harvest.</text:p>
        </text:list-item>
        <text:list-item>
          <text:p text:style-name="P85"><text:soft-page-break/><text:span text:style-name="T2">River Prayer </text:span><text:span text:style-name="T25">–</text:span><text:span text:style-name="T5"> </text:span>When crossing a river, it is customary to say a prayer to Aquae, or even leave a small sacrifice of gold, or grain.</text:p>
        </text:list-item>
      </text:list>
      <text:p text:style-name="P34"/>
      <text:p text:style-name="P36">Aquae's Blessings</text:p>
      <text:p text:style-name="P34"/>
      <table:table table:name="Table2" table:style-name="Table2">
        <table:table-column table:style-name="Table2.A"/>
        <table:table-column table:style-name="Table2.B"/>
        <table:table-column table:style-name="Table2.C"/>
        <table:table-row>
          <table:table-cell table:style-name="Table2.A1" office:value-type="string">
            <text:p text:style-name="P19">Level 1</text:p>
          </table:table-cell>
          <table:table-cell table:style-name="Table2.A1" office:value-type="string">
            <text:p text:style-name="P19">Level 5</text:p>
          </table:table-cell>
          <table:table-cell table:style-name="Table2.C1" office:value-type="string">
            <text:p text:style-name="P19">Level 9</text:p>
          </table:table-cell>
        </table:table-row>
        <table:table-row>
          <table:table-cell table:style-name="Table2.A2" office:value-type="string">
            <text:list xml:id="list9715976" text:style-name="WWNum2">
              <text:list-item>
                <text:p text:style-name="P90">Craftsman</text:p>
              </text:list-item>
              <text:list-item>
                <text:p text:style-name="P90">River Born</text:p>
              </text:list-item>
              <text:list-item>
                <text:p text:style-name="P91">Repellent I</text:p>
              </text:list-item>
              <text:list-item>
                <text:p text:style-name="P91">Resist Poison(1)</text:p>
                <text:p text:style-name="P93"/>
              </text:list-item>
            </text:list>
            <text:p text:style-name="P20"/>
          </table:table-cell>
          <table:table-cell table:style-name="Table2.A2" office:value-type="string">
            <text:list xml:id="list210660002108067" text:continue-numbering="true" text:style-name="WWNum2">
              <text:list-item>
                <text:p text:style-name="P92">Aquae's Teachings</text:p>
              </text:list-item>
              <text:list-item>
                <text:p text:style-name="P92">Charisma(2)</text:p>
              </text:list-item>
              <text:list-item>
                <text:p text:style-name="P92">Healing Hands</text:p>
              </text:list-item>
              <text:list-item>
                <text:p text:style-name="P91">Repellent II</text:p>
              </text:list-item>
              <text:list-item>
                <text:p text:style-name="P92">Wit(2)</text:p>
                <text:p text:style-name="P94"/>
              </text:list-item>
            </text:list>
            <text:p text:style-name="P76"/>
            <text:p text:style-name="P20"/>
          </table:table-cell>
          <table:table-cell table:style-name="Table2.C2" office:value-type="string">
            <text:list xml:id="list210660044758789" text:continue-numbering="true" text:style-name="WWNum2">
              <text:list-item>
                <text:p text:style-name="P91">Auto Craft(11)</text:p>
              </text:list-item>
              <text:list-item>
                <text:p text:style-name="P92">Charisma(4)</text:p>
              </text:list-item>
              <text:list-item>
                <text:p text:style-name="P91">Resist Poison(2)</text:p>
              </text:list-item>
              <text:list-item>
                <text:p text:style-name="P92">Wit(4)</text:p>
              </text:list-item>
            </text:list>
            <text:p text:style-name="P76"/>
          </table:table-cell>
        </table:table-row>
      </table:table>
      <text:p text:style-name="P7"/>
      <text:p text:style-name="P12">Aquae's Touch</text:p>
      <text:p text:style-name="P11"/>
      <text:p text:style-name="P11">Characters that are god-touched by Aquae can choose from the following benefits:</text:p>
      <text:list xml:id="list951469482" text:style-name="L3">
        <text:list-item>
          <text:p text:style-name="P83">Green Finger<text:span text:style-name="T9"> – You have an uncanny way with plants, and can grow anything in almost any conditions. Your gardens are always blooming with fruits and flowers. You get a +4 to agriculture and herb lore checks pertaining to growing and cultivating plants – </text:span><text:span text:style-name="T10">this includes assisting agriculture attempts by your enclave.</text:span></text:p>
        </text:list-item>
        <text:list-item>
          <text:p text:style-name="P83">Locust Form<text:span text:style-name="T9"> – You can spend one divine favor to call upon the dreaded locust form to increase your combat abilities. In locust form, you gain these abilities:</text:span></text:p>
          <text:list>
            <text:list-item>
              <text:p text:style-name="P80">+2 armor value</text:p>
            </text:list-item>
            <text:list-item>
              <text:p text:style-name="P81">+2 muscle; +4 toughness; +4 hit points</text:p>
            </text:list-item>
            <text:list-item>
              <text:p text:style-name="P80">You can see in all directions and cannot be flanked</text:p>
            </text:list-item>
            <text:list-item>
              <text:p text:style-name="P80">You can cling to sheer surfaces</text:p>
            </text:list-item>
            <text:list-item>
              <text:p text:style-name="P80">You gain a wing-assisted 10 hex leap</text:p>
            </text:list-item>
          </text:list>
        </text:list-item>
        <text:list-item>
          <text:p text:style-name="P84">Tears of Aquae<text:span text:style-name="T9"> – By spending personal inspiration, or divine favor, you can instantly heal an ally 1d4 for each inspiration spent. This healing does not count as any healing category, and thus stacks with any other healing.</text:span></text:p>
        </text:list-item>
      </text:list>
      <text:p text:style-name="P11"/>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7">The Rituals of <text:span text:style-name="T33">Aquae</text:span></text:p>
          </table:table-cell>
          <table:covered-table-cell/>
          <table:covered-table-cell/>
          <table:covered-table-cell/>
          <table:covered-table-cell/>
          <table:covered-table-cell/>
        </table:table-row>
        <table:table-row table:style-name="Table3.2">
          <table:table-cell table:style-name="Table3.A2" office:value-type="string">
            <text:p text:style-name="P56">Spell</text:p>
          </table:table-cell>
          <table:table-cell table:style-name="Table3.A2" office:value-type="string">
            <text:p text:style-name="P50">CT</text:p>
          </table:table-cell>
          <table:table-cell table:style-name="Table3.A2" office:value-type="string">
            <text:p text:style-name="P56">DL</text:p>
          </table:table-cell>
          <table:table-cell table:style-name="Table3.A2" office:value-type="string">
            <text:p text:style-name="P50">DR</text:p>
          </table:table-cell>
          <table:table-cell table:style-name="Table3.A2" office:value-type="string">
            <text:p text:style-name="P56">Effects</text:p>
          </table:table-cell>
          <table:table-cell table:style-name="Table3.F2" office:value-type="string">
            <text:p text:style-name="P53">Enhancements</text:p>
          </table:table-cell>
        </table:table-row>
        <table:table-row>
          <table:table-cell table:style-name="Table3.F2" table:number-columns-spanned="6" office:value-type="string">
            <text:p text:style-name="P57">Tier 1 Rituals</text:p>
          </table:table-cell>
          <table:covered-table-cell/>
          <table:covered-table-cell/>
          <table:covered-table-cell/>
          <table:covered-table-cell/>
          <table:covered-table-cell/>
        </table:table-row>
        <table:table-row>
          <table:table-cell table:style-name="Table3.A2" office:value-type="string">
            <text:p text:style-name="P67">Crafter's Blessing</text:p>
          </table:table-cell>
          <table:table-cell table:style-name="Table3.A2" office:value-type="string">
            <text:p text:style-name="P67">VS</text:p>
          </table:table-cell>
          <table:table-cell table:style-name="Table3.C4" office:value-type="float" office:value="10">
            <text:p text:style-name="P67">10</text:p>
          </table:table-cell>
          <table:table-cell table:style-name="Table3.A2" office:value-type="string">
            <text:p text:style-name="P67">???</text:p>
          </table:table-cell>
          <table:table-cell table:style-name="Table3.A2" office:value-type="string">
            <text:list xml:id="list2566958268" text:style-name="WWNum29">
              <text:list-item>
                <text:p text:style-name="P95">The target's next crafting attempt is at +2</text:p>
              </text:list-item>
              <text:list-item>
                <text:p text:style-name="P95">Expenditure (1)</text:p>
              </text:list-item>
            </text:list>
          </table:table-cell>
          <table:table-cell table:style-name="Table3.F2" office:value-type="string">
            <text:list xml:id="list210658857958328" text:continue-numbering="true" text:style-name="WWNum29">
              <text:list-item>
                <text:p text:style-name="P96">Bonus +1 / x2 / +4 DL</text:p>
              </text:list-item>
            </text:list>
          </table:table-cell>
        </table:table-row>
        <table:table-row>
          <table:table-cell table:style-name="Table3.A2" office:value-type="string">
            <text:p text:style-name="P67">Crossing Prayer</text:p>
          </table:table-cell>
          <table:table-cell table:style-name="Table3.A2" office:value-type="string">
            <text:p text:style-name="P67">VS</text:p>
          </table:table-cell>
          <table:table-cell table:style-name="Table3.C4" office:value-type="float" office:value="10">
            <text:p text:style-name="P67">10</text:p>
          </table:table-cell>
          <table:table-cell table:style-name="Table3.A2" office:value-type="string">
            <text:p text:style-name="P67">???</text:p>
          </table:table-cell>
          <table:table-cell table:style-name="Table3.A2" office:value-type="string">
            <text:list xml:id="list210659937402335" text:continue-numbering="true" text:style-name="WWNum29">
              <text:list-item>
                <text:p text:style-name="P95">Calms a river and lowers the water to make crossing easier</text:p>
              </text:list-item>
              <text:list-item>
                <text:p text:style-name="P95">Any check pertaining to navigating the river is +2</text:p>
              </text:list-item>
              <text:list-item>
                <text:p text:style-name="P95">Lasts until the priest crosses the river</text:p>
              </text:list-item>
            </text:list>
          </table:table-cell>
          <table:table-cell table:style-name="Table3.F2" office:value-type="string">
            <text:list xml:id="list210659759197945" text:continue-numbering="true" text:style-name="WWNum29">
              <text:list-item>
                <text:p text:style-name="P96">Bonus +1 / x2 / +4 DL</text:p>
              </text:list-item>
            </text:list>
          </table:table-cell>
        </table:table-row>
        <table:table-row>
          <table:table-cell table:style-name="Table3.A2" office:value-type="string">
            <text:p text:style-name="P67">Farmer's Blessing</text:p>
          </table:table-cell>
          <table:table-cell table:style-name="Table3.A2" office:value-type="string">
            <text:p text:style-name="P67">L</text:p>
          </table:table-cell>
          <table:table-cell table:style-name="Table3.C4" office:value-type="float" office:value="10">
            <text:p text:style-name="P67">10</text:p>
          </table:table-cell>
          <table:table-cell table:style-name="Table3.A2" office:value-type="string">
            <text:p text:style-name="P67">1 Y</text:p>
          </table:table-cell>
          <table:table-cell table:style-name="Table3.A2" office:value-type="string">
            <text:list xml:id="list210659371476627" text:continue-numbering="true" text:style-name="WWNum29">
              <text:list-item>
                <text:p text:style-name="P95">Blesses a village (site) such that all farmers who remain at that site get a +1 to all farming checks for the coming year</text:p>
              </text:list-item>
              <text:list-item>
                <text:p text:style-name="P143">Alternately, can bless a food site on the strategic map to give it CH+1 for 3 enclave turns. This takes the character's enclave turn.</text:p>
              </text:list-item>
            </text:list>
          </table:table-cell>
          <table:table-cell table:style-name="Table3.F2" office:value-type="string">
            <text:list xml:id="list210660061564628" text:continue-numbering="true" text:style-name="WWNum29">
              <text:list-item>
                <text:p text:style-name="P95">Bonus +1 / x1 / +8 DL</text:p>
              </text:list-item>
              <text:list-item>
                <text:p text:style-name="P143">Option – casting does not take your strategic turn / x1 / +4 DL</text:p>
              </text:list-item>
              <text:list-item>
                <text:p text:style-name="P143">Strategic Duration x2 / x2 / +4 DL</text:p>
              </text:list-item>
            </text:list>
          </table:table-cell>
        </table:table-row>
        <text:soft-page-break/>
        <table:table-row>
          <table:table-cell table:style-name="Table3.A2" office:value-type="string">
            <text:p text:style-name="P68">House Guard</text:p>
          </table:table-cell>
          <table:table-cell table:style-name="Table3.A2" office:value-type="string">
            <text:p text:style-name="P68">VS</text:p>
          </table:table-cell>
          <table:table-cell table:style-name="Table3.C4" office:value-type="float" office:value="10">
            <text:p text:style-name="P68">10</text:p>
          </table:table-cell>
          <table:table-cell table:style-name="Table3.A2" office:value-type="string">
            <text:p text:style-name="P68">1 D</text:p>
          </table:table-cell>
          <table:table-cell table:style-name="Table3.A2" office:value-type="string">
            <text:list xml:id="list210660363069582" text:continue-numbering="true" text:style-name="WWNum29">
              <text:list-item>
                <text:p text:style-name="P100">A spirit guards a small building, raising the alarm if someone enters</text:p>
              </text:list-item>
            </text:list>
          </table:table-cell>
          <table:table-cell table:style-name="Table3.F2" office:value-type="string">
            <text:list xml:id="list210660098610047" text:continue-numbering="true" text:style-name="WWNum29">
              <text:list-item>
                <text:p text:style-name="P100">Option – anyone with hostile intent attempting to enter the area must save power(14) or take 1d6+1 <text:span text:style-name="T36">penetrating </text:span>damage upon doing so / x1 / +4 DL</text:p>
              </text:list-item>
              <text:list-item>
                <text:p text:style-name="P101">Option – anyone with hostile intent attempting to enter the area must save power(14) <text:span text:style-name="T42">be stunned for one round</text:span> upon doing so / x1 / +4 DL</text:p>
              </text:list-item>
            </text:list>
          </table:table-cell>
        </table:table-row>
        <table:table-row>
          <table:table-cell table:style-name="Table3.A2" office:value-type="string">
            <text:p text:style-name="P68">Locust Swarm</text:p>
          </table:table-cell>
          <table:table-cell table:style-name="Table3.A2" office:value-type="string">
            <text:p text:style-name="P68">C</text:p>
          </table:table-cell>
          <table:table-cell table:style-name="Table3.C4" office:value-type="float" office:value="10">
            <text:p text:style-name="P68">10</text:p>
          </table:table-cell>
          <table:table-cell table:style-name="Table3.A2" office:value-type="string">
            <text:p text:style-name="P68">Inst</text:p>
          </table:table-cell>
          <table:table-cell table:style-name="Table3.A2" office:value-type="string">
            <text:list xml:id="list210659782390190" text:continue-numbering="true" text:style-name="WWNum29">
              <text:list-item>
                <text:p text:style-name="P100">A direct, physical attack that does 2d6 damage</text:p>
              </text:list-item>
              <text:list-item>
                <text:p text:style-name="P100">Pierce(3)</text:p>
              </text:list-item>
              <text:list-item>
                <text:p text:style-name="P100">Skill(14) to negate</text:p>
              </text:list-item>
              <text:list-item>
                <text:p text:style-name="P100">Expenditure(1) or <text:span text:style-name="T3">Divine Malus</text:span></text:p>
              </text:list-item>
            </text:list>
          </table:table-cell>
          <table:table-cell table:style-name="Table3.F2" office:value-type="string">
            <text:list xml:id="list210659101168454" text:continue-numbering="true" text:style-name="WWNum29">
              <text:list-item>
                <text:p text:style-name="P103">Increase Dmg Dice / x3 /+3 DL</text:p>
              </text:list-item>
              <text:list-item>
                <text:p text:style-name="P100">Morph – you can cast the spell once each fight without incurring the expenditure penalty / x1 / +0 DL</text:p>
              </text:list-item>
              <text:list-item>
                <text:p text:style-name="P108">Pierce +1 / x2 / +3 DL</text:p>
              </text:list-item>
              <text:list-item>
                <text:p text:style-name="P109">Save DL +2 / x3 / +2 DL</text:p>
              </text:list-item>
            </text:list>
          </table:table-cell>
        </table:table-row>
        <table:table-row>
          <table:table-cell table:style-name="Table3.A2" office:value-type="string">
            <text:p text:style-name="P68">Purify Water</text:p>
          </table:table-cell>
          <table:table-cell table:style-name="Table3.A2" office:value-type="string">
            <text:p text:style-name="P68">L</text:p>
          </table:table-cell>
          <table:table-cell table:style-name="Table3.C4" office:value-type="float" office:value="10">
            <text:p text:style-name="P68">10</text:p>
          </table:table-cell>
          <table:table-cell table:style-name="Table3.A2" office:value-type="string">
            <text:p text:style-name="P68">1 D</text:p>
          </table:table-cell>
          <table:table-cell table:style-name="Table3.A2" office:value-type="string">
            <text:list xml:id="list210659703631149" text:continue-numbering="true" text:style-name="WWNum29">
              <text:list-item>
                <text:p text:style-name="P100">Bless a small totem so that it purifies a small spring or section of river</text:p>
              </text:list-item>
              <text:list-item>
                <text:p text:style-name="P114">Affects a 20 meter radius</text:p>
              </text:list-item>
              <text:list-item>
                <text:p text:style-name="P100">Does not destroy sources of continued contamination; once the spell ends, the water will be fouled once again</text:p>
              </text:list-item>
              <text:list-item>
                <text:p text:style-name="P100">Expenditure(1)</text:p>
              </text:list-item>
            </text:list>
          </table:table-cell>
          <table:table-cell table:style-name="Table3.F2" office:value-type="string">
            <text:list xml:id="list210659089019914" text:continue-numbering="true" text:style-name="WWNum29">
              <text:list-item>
                <text:p text:style-name="P115">Duration x5 / x<text:span text:style-name="T34">4</text:span> / +2 DL</text:p>
              </text:list-item>
              <text:list-item>
                <text:p text:style-name="P122">Option – <text:span text:style-name="T35">at the GM's discretion, </text:span>destroys a source of contamination if in the radius of the spell / x1 / +<text:span text:style-name="T37">10</text:span> DL</text:p>
              </text:list-item>
              <text:list-item>
                <text:p text:style-name="P123">Radius x2 / 3x / +<text:span text:style-name="T13">3</text:span> DL</text:p>
              </text:list-item>
            </text:list>
          </table:table-cell>
        </table:table-row>
        <table:table-row>
          <table:table-cell table:style-name="Table3.F2" table:number-columns-spanned="6" office:value-type="string">
            <text:p text:style-name="P58">Tier 2 Rituals</text:p>
          </table:table-cell>
          <table:covered-table-cell/>
          <table:covered-table-cell/>
          <table:covered-table-cell/>
          <table:covered-table-cell/>
          <table:covered-table-cell/>
        </table:table-row>
        <table:table-row>
          <table:table-cell table:style-name="Table3.A2" office:value-type="string">
            <text:p text:style-name="P69">Blessing of the Boat</text:p>
          </table:table-cell>
          <table:table-cell table:style-name="Table3.A2" office:value-type="string">
            <text:p text:style-name="P69">S</text:p>
          </table:table-cell>
          <table:table-cell table:style-name="Table3.C4" office:value-type="float" office:value="14">
            <text:p text:style-name="P69">14</text:p>
          </table:table-cell>
          <table:table-cell table:style-name="Table3.A2" office:value-type="string">
            <text:p text:style-name="P69">1 D</text:p>
          </table:table-cell>
          <table:table-cell table:style-name="Table3.A2" office:value-type="string">
            <text:list xml:id="list210659918439339" text:continue-numbering="true" text:style-name="WWNum29">
              <text:list-item>
                <text:p text:style-name="P126">A boat appears in the next few minutes, gently floating near shore</text:p>
              </text:list-item>
              <text:list-item>
                <text:p text:style-name="P126">The boat holds the priest and his party (up to 6 people)</text:p>
              </text:list-item>
              <text:list-item>
                <text:p text:style-name="P126">Expenditure(1)</text:p>
              </text:list-item>
            </text:list>
          </table:table-cell>
          <table:table-cell table:style-name="Table3.F2" office:value-type="string">
            <text:list xml:id="list210658950289675" text:continue-numbering="true" text:style-name="WWNum29">
              <text:list-item>
                <text:p text:style-name="P116">Duration x5 / x<text:span text:style-name="T34">4</text:span> / +2 DL</text:p>
              </text:list-item>
              <text:list-item>
                <text:p text:style-name="P126">Option – grants sailing skill +2 (or 12 skill) / x1 / +4 DL</text:p>
              </text:list-item>
              <text:list-item>
                <text:p text:style-name="P126">Passengers x2 / x3 / +3 DL</text:p>
              </text:list-item>
            </text:list>
          </table:table-cell>
        </table:table-row>
        <table:table-row>
          <table:table-cell table:style-name="Table3.A2" office:value-type="string">
            <text:p text:style-name="P69">Defend Home</text:p>
          </table:table-cell>
          <table:table-cell table:style-name="Table3.A2" office:value-type="string">
            <text:p text:style-name="P69">C</text:p>
          </table:table-cell>
          <table:table-cell table:style-name="Table3.C4" office:value-type="float" office:value="14">
            <text:p text:style-name="P69">14</text:p>
          </table:table-cell>
          <table:table-cell table:style-name="Table3.A2" office:value-type="string">
            <text:p text:style-name="P69">10 R</text:p>
          </table:table-cell>
          <table:table-cell table:style-name="Table3.A2" office:value-type="string">
            <text:list xml:id="list210658628858669" text:continue-numbering="true" text:style-name="WWNum29">
              <text:list-item>
                <text:p text:style-name="P126">You and your allies get +1 attack, defense <text:span text:style-name="T41">and damage</text:span> if defending someone's home</text:p>
              </text:list-item>
            </text:list>
          </table:table-cell>
          <table:table-cell table:style-name="Table3.F2" office:value-type="string">
            <text:list xml:id="list210659476386973" text:continue-numbering="true" text:style-name="WWNum29">
              <text:list-item>
                <text:p text:style-name="P126">+1 AV / x1 / +4 DL</text:p>
              </text:list-item>
              <text:list-item>
                <text:p text:style-name="P126">+1 Damage / x1 / +3 DL</text:p>
              </text:list-item>
            </text:list>
          </table:table-cell>
        </table:table-row>
        <table:table-row>
          <table:table-cell table:style-name="Table3.A2" office:value-type="string">
            <text:p text:style-name="P69">Healing Water</text:p>
          </table:table-cell>
          <table:table-cell table:style-name="Table3.A2" office:value-type="string">
            <text:p text:style-name="P69">C</text:p>
          </table:table-cell>
          <table:table-cell table:style-name="Table3.C4" office:value-type="float" office:value="14">
            <text:p text:style-name="P69">14</text:p>
          </table:table-cell>
          <table:table-cell table:style-name="Table3.A2" office:value-type="string">
            <text:p text:style-name="P69">10 R</text:p>
          </table:table-cell>
          <table:table-cell table:style-name="Table3.A2" office:value-type="string">
            <text:list xml:id="list210659081281827" text:continue-numbering="true" text:style-name="WWNum29">
              <text:list-item>
                <text:p text:style-name="P126">Turns fresh water into healing salve</text:p>
              </text:list-item>
              <text:list-item>
                <text:p text:style-name="P126">Salve takes a whole round to apply</text:p>
              </text:list-item>
              <text:list-item>
                <text:p text:style-name="P126">One skin of water can treat 3 injuries</text:p>
              </text:list-item>
              <text:list-item>
                <text:p text:style-name="P126">When the spell ends, unused salve becomes water</text:p>
              </text:list-item>
              <text:list-item>
                <text:p text:style-name="P126">Magic 2d4 healing</text:p>
              </text:list-item>
            </text:list>
          </table:table-cell>
          <table:table-cell table:style-name="Table3.F2" office:value-type="string">
            <text:list xml:id="list210659862372282" text:continue-numbering="true" text:style-name="WWNum29">
              <text:list-item>
                <text:p text:style-name="P126">Amount x2 / 2x / +3 DL</text:p>
              </text:list-item>
              <text:list-item>
                <text:p text:style-name="P126">Duration x5 / x4 / +2 DL</text:p>
              </text:list-item>
              <text:list-item>
                <text:p text:style-name="P110">Increase <text:span text:style-name="T14">Heal</text:span> Dice / x<text:span text:style-name="T14">2</text:span> / +3 DL</text:p>
              </text:list-item>
            </text:list>
          </table:table-cell>
        </table:table-row>
        <table:table-row>
          <table:table-cell table:style-name="Table3.A2" office:value-type="string">
            <text:p text:style-name="P70">Locust Cloud</text:p>
          </table:table-cell>
          <table:table-cell table:style-name="Table3.A2" office:value-type="string">
            <text:p text:style-name="P70">C</text:p>
          </table:table-cell>
          <table:table-cell table:style-name="Table3.C4" office:value-type="float" office:value="14">
            <text:p text:style-name="P70">14</text:p>
          </table:table-cell>
          <table:table-cell table:style-name="Table3.A2" office:value-type="string">
            <text:p text:style-name="P70">Inst</text:p>
          </table:table-cell>
          <table:table-cell table:style-name="Table3.A2" office:value-type="string">
            <text:list xml:id="list210658673896865" text:continue-numbering="true" text:style-name="WWNum29">
              <text:list-item>
                <text:p text:style-name="P128">Creates a cloud of locusts in a 3" radius</text:p>
              </text:list-item>
              <text:list-item>
                <text:p text:style-name="P128">Anyone in the cloud takes 2d6 physical damage</text:p>
              </text:list-item>
              <text:list-item>
                <text:p text:style-name="P128">Pierce(3)</text:p>
              </text:list-item>
              <text:list-item>
                <text:p text:style-name="P128">Skill 14 to negate</text:p>
              </text:list-item>
              <text:list-item>
                <text:p text:style-name="P128">Expenditure(1) or <text:span text:style-name="T3">Divine Malus</text:span></text:p>
              </text:list-item>
            </text:list>
          </table:table-cell>
          <table:table-cell table:style-name="Table3.F2" office:value-type="string">
            <text:list xml:id="list210659182290997" text:continue-numbering="true" text:style-name="WWNum29">
              <text:list-item>
                <text:p text:style-name="P104">Increase Dmg Dice / x3 /+3 DL</text:p>
              </text:list-item>
              <text:list-item>
                <text:p text:style-name="P102">Morph – you can cast the spell once each fight without incurring the expenditure penalty / x1 / +0 DL</text:p>
              </text:list-item>
              <text:list-item>
                <text:p text:style-name="P108">Pierce +1 / x2 / +3 DL</text:p>
              </text:list-item>
              <text:list-item>
                <text:p text:style-name="P127"><text:span text:style-name="T38">Radius</text:span> x2 / x3 / +3 DL</text:p>
              </text:list-item>
              <text:list-item>
                <text:p text:style-name="P111">Save DL +2 / x3 / +2 DL</text:p>
              </text:list-item>
            </text:list>
          </table:table-cell>
        </table:table-row>
        <table:table-row>
          <table:table-cell table:style-name="Table3.A2" office:value-type="string">
            <text:p text:style-name="P71">River Guard</text:p>
          </table:table-cell>
          <table:table-cell table:style-name="Table3.A2" office:value-type="string">
            <text:p text:style-name="P71">VS</text:p>
          </table:table-cell>
          <table:table-cell table:style-name="Table3.C4" office:value-type="float" office:value="14">
            <text:p text:style-name="P71">14</text:p>
          </table:table-cell>
          <table:table-cell table:style-name="Table3.A2" office:value-type="string">
            <text:p text:style-name="P71">1 D</text:p>
          </table:table-cell>
          <table:table-cell table:style-name="Table3.A2" office:value-type="string">
            <text:list xml:id="list210658469897664" text:continue-numbering="true" text:style-name="WWNum29">
              <text:list-item>
                <text:p text:style-name="P129">Churns a river and raises the water level, making crossing difficult</text:p>
              </text:list-item>
              <text:list-item>
                <text:p text:style-name="P129">All checks pertaining to crossing the river are at a -2 penalty</text:p>
              </text:list-item>
              <text:list-item>
                <text:p text:style-name="P129">Anyone failing a check starts to take 1d6 penetrating damage each round until an athletics check is made DL 14</text:p>
              </text:list-item>
            </text:list>
          </table:table-cell>
          <table:table-cell table:style-name="Table3.F2" office:value-type="string">
            <text:list xml:id="list210660541305479" text:continue-numbering="true" text:style-name="WWNum29">
              <text:list-item>
                <text:p text:style-name="P129">Crossing Penalty -2 / x2 / +4 DL</text:p>
              </text:list-item>
              <text:list-item>
                <text:p text:style-name="P117">Duration <text:span text:style-name="T39">+1 day</text:span> / x<text:span text:style-name="T34">4</text:span> / +2 DL</text:p>
              </text:list-item>
              <text:list-item>
                <text:p text:style-name="P112">Increase <text:span text:style-name="T39">Damage</text:span> Dice / x<text:span text:style-name="T14">2</text:span> / +3 DL</text:p>
              </text:list-item>
              <text:list-item>
                <text:p text:style-name="P112">Save DL +2 / x3 / +2 DL</text:p>
              </text:list-item>
            </text:list>
          </table:table-cell>
        </table:table-row>
        <table:table-row>
          <table:table-cell table:style-name="Table3.A2" office:value-type="string">
            <text:p text:style-name="P72">River Scout</text:p>
          </table:table-cell>
          <table:table-cell table:style-name="Table3.A2" office:value-type="string">
            <text:p text:style-name="P72">VS</text:p>
          </table:table-cell>
          <table:table-cell table:style-name="Table3.C4" office:value-type="float" office:value="14">
            <text:p text:style-name="P72">14</text:p>
          </table:table-cell>
          <table:table-cell table:style-name="Table3.A2" office:value-type="string">
            <text:p text:style-name="P72">Inst</text:p>
          </table:table-cell>
          <table:table-cell table:style-name="Table3.A2" office:value-type="string">
            <text:list xml:id="list210659608357358" text:continue-numbering="true" text:style-name="WWNum29">
              <text:list-item>
                <text:p text:style-name="P144">Gives information about the <text:soft-page-break/>terrain through which the river runs</text:p>
              </text:list-item>
              <text:list-item>
                <text:p text:style-name="P144">Gives information about creatures who have crossed, traveled or camped near the river</text:p>
              </text:list-item>
              <text:list-item>
                <text:p text:style-name="P148">+2 to navigate, tracking, herb and animal lore rolls</text:p>
              </text:list-item>
            </text:list>
          </table:table-cell>
          <table:table-cell table:style-name="Table3.F2" office:value-type="string">
            <text:list xml:id="list210659324965981" text:continue-numbering="true" text:style-name="WWNum29">
              <text:list-item>
                <text:p text:style-name="P97">Bonus +1 / x2 / +4 DL</text:p>
              </text:list-item>
            </text:list>
          </table:table-cell>
        </table:table-row>
      </table:table>
      <text:p text:style-name="P6"><text:tab/></text:p>
      <text:p text:style-name="P17"><text:span text:style-name="T18">Hegre (HEG </text:span><text:span text:style-name="T20">–</text:span><text:span text:style-name="T18"> ree)</text:span></text:p>
      <text:p text:style-name="P4"/>
      <text:p text:style-name="P24">Hegre, Master of the Hunt, is the reclusive god of the wilderness. He is the patron of hunters, druids and rangers. He holds court over the forests of Anthis and all of the plants and creatures therein.</text:p>
      <text:p text:style-name="P24"/>
      <text:p text:style-name="P27">Hegre's dark aspect is that of a despoiler who hunts and kills for pleasure instead of sustenance. In this form, he is patron of lycanthropes, cannibals and others who hunt their own kind.</text:p>
      <text:p text:style-name="P27"/>
      <text:p text:style-name="P30">Hegre favors cuts of meat and hides from prize animals. He also values finely crafted (wooden) spears, bows and arrows.</text:p>
      <text:p text:style-name="P30"/>
      <text:p text:style-name="P32">Hegre often finds himself in opposition to the goals of Aquae, Lex and Libre. He also finds the use of fire by The Twins to be distasteful.</text:p>
      <text:p text:style-name="P30"/>
      <text:p text:style-name="P30">The rites of Hegre deal with nature, hunting, and eschewing the trappings of civilization in favor of the natural order. Hegre's rites include:</text:p>
      <text:list xml:id="list3846161765" text:style-name="L4">
        <text:list-item>
          <text:p text:style-name="P86"><text:span text:style-name="T2">Hegre's Due</text:span> <text:span text:style-name="T22">– </text:span>Hunters will typically bury or burn choice cuts of any animal they kill to honor Hegre and insure good hunts in the future.</text:p>
        </text:list-item>
        <text:list-item>
          <text:p text:style-name="P86"><text:span text:style-name="T2">The Hunt</text:span> <text:span text:style-name="T22">– </text:span>When monsters threaten a community, priests of Hegre can call for a sacred hunt in which hunters from nearby lands will gather to kill the offending beasts.</text:p>
        </text:list-item>
        <text:list-item>
          <text:p text:style-name="P88">The Running<text:span text:style-name="T8"> – On certain holy nights, when Hegre is prominent in the night sky, his priests will run in the wilderness as beasts, experiencing the world as animals do.</text:span></text:p>
        </text:list-item>
        <text:list-item>
          <text:p text:style-name="P86"><text:span text:style-name="T2">Wild Pact </text:span><text:span text:style-name="T22">–</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35"/>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45">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54">Spell</text:p>
          </table:table-cell>
          <table:table-cell table:style-name="Table4.A2" office:value-type="string">
            <text:p text:style-name="P48">CT</text:p>
          </table:table-cell>
          <table:table-cell table:style-name="Table4.A2" office:value-type="string">
            <text:p text:style-name="P54">DL</text:p>
          </table:table-cell>
          <table:table-cell table:style-name="Table4.A2" office:value-type="string">
            <text:p text:style-name="P48">DR</text:p>
          </table:table-cell>
          <table:table-cell table:style-name="Table4.A2" office:value-type="string">
            <text:p text:style-name="P54">Effects</text:p>
          </table:table-cell>
          <table:table-cell table:style-name="Table4.F2" office:value-type="string">
            <text:p text:style-name="P51">Enhancements</text:p>
          </table:table-cell>
        </table:table-row>
        <table:table-row>
          <table:table-cell table:style-name="Table4.A2" office:value-type="string">
            <text:p text:style-name="P59">Beast Claw</text:p>
          </table:table-cell>
          <table:table-cell table:style-name="Table4.A2" office:value-type="string">
            <text:p text:style-name="P59">C</text:p>
          </table:table-cell>
          <table:table-cell table:style-name="Table4.C3" office:value-type="float" office:value="8">
            <text:p text:style-name="P59">8</text:p>
          </table:table-cell>
          <table:table-cell table:style-name="Table4.A2" office:value-type="string">
            <text:p text:style-name="P59">6 r</text:p>
          </table:table-cell>
          <table:table-cell table:style-name="Table4.A2" office:value-type="string">
            <text:list xml:id="list210658665431264" text:continue-list="list210659324965981" text:style-name="WWNum29">
              <text:list-item>
                <text:p text:style-name="P130">Gain claws (1d6 weapon)</text:p>
              </text:list-item>
              <text:list-item>
                <text:p text:style-name="P130">Gain brawling 12 or +2 skill (whichever is higher)</text:p>
              </text:list-item>
            </text:list>
          </table:table-cell>
          <table:table-cell table:style-name="Table4.F2" office:value-type="string">
            <text:list xml:id="list210659444263584" text:continue-numbering="true" text:style-name="WWNum29">
              <text:list-item>
                <text:p text:style-name="P132">Duration x2 / x2 / +2 DL</text:p>
              </text:list-item>
              <text:list-item>
                <text:p text:style-name="P105">Increase Dmg Dice / <text:span text:style-name="T11">x3</text:span> /+<text:span text:style-name="T12">3</text:span> DL</text:p>
              </text:list-item>
            </text:list>
          </table:table-cell>
        </table:table-row>
        <table:table-row>
          <table:table-cell table:style-name="Table4.A2" office:value-type="string">
            <text:p text:style-name="P59">Call The Hunt</text:p>
          </table:table-cell>
          <table:table-cell table:style-name="Table4.A2" office:value-type="string">
            <text:p text:style-name="P59">L</text:p>
          </table:table-cell>
          <table:table-cell table:style-name="Table4.C3" office:value-type="float" office:value="24">
            <text:p text:style-name="P59">24</text:p>
          </table:table-cell>
          <table:table-cell table:style-name="Table4.A2" office:value-type="string">
            <text:p text:style-name="P59">???</text:p>
          </table:table-cell>
          <table:table-cell table:style-name="Table4.A2" office:value-type="string">
            <text:list xml:id="list210660433051210" text:continue-numbering="true" text:style-name="WWNum29">
              <text:list-item>
                <text:p text:style-name="P145">Calls all followers of Hegre in a large radius (20 km) to converge on the caster’s location</text:p>
              </text:list-item>
              <text:list-item>
                <text:p text:style-name="P145">The priest can specify one threat to Hegre’s domain that the called beings will help eliminate</text:p>
              </text:list-item>
              <text:list-item>
                <text:p text:style-name="P149">Lasts until The Hunt is over</text:p>
              </text:list-item>
              <text:list-item>
                <text:p text:style-name="P150">Investiture(1)</text:p>
              </text:list-item>
            </text:list>
          </table:table-cell>
          <table:table-cell table:style-name="Table4.F2" office:value-type="string">
            <text:list xml:id="list210659270456184" text:continue-numbering="true" text:style-name="WWNum29">
              <text:list-item>
                <text:p text:style-name="P130">None</text:p>
              </text:list-item>
            </text:list>
          </table:table-cell>
        </table:table-row>
        <text:soft-page-break/>
        <table:table-row>
          <table:table-cell table:style-name="Table4.A2" office:value-type="string">
            <text:p text:style-name="P59">Gentle Mist</text:p>
          </table:table-cell>
          <table:table-cell table:style-name="Table4.A2" office:value-type="string">
            <text:p text:style-name="P59">C</text:p>
          </table:table-cell>
          <table:table-cell table:style-name="Table4.C3" office:value-type="float" office:value="10">
            <text:p text:style-name="P59">10</text:p>
          </table:table-cell>
          <table:table-cell table:style-name="Table4.A2" office:value-type="string">
            <text:p text:style-name="P59">10 <text:span text:style-name="T13">m</text:span></text:p>
          </table:table-cell>
          <table:table-cell table:style-name="Table4.A2" office:value-type="string">
            <text:list xml:id="list210658427885582" text:continue-numbering="true" text:style-name="WWNum29">
              <text:list-item>
                <text:p text:style-name="P145">Creates <text:span text:style-name="T12">a 10 hex radius </text:span>of gentle precipitation</text:p>
              </text:list-item>
              <text:list-item>
                <text:p text:style-name="P145">All missile fire through the area is -1 to-hit</text:p>
              </text:list-item>
              <text:list-item>
                <text:p text:style-name="P145">All fire or lightning spells have a +1 DL to cast</text:p>
              </text:list-item>
              <text:list-item>
                <text:p text:style-name="P145">All saves against fire or lightning effects get a +2 bonus</text:p>
              </text:list-item>
              <text:list-item>
                <text:p text:style-name="P145">All damage by fire or lightning spells is -1 point/die</text:p>
              </text:list-item>
            </text:list>
          </table:table-cell>
          <table:table-cell table:style-name="Table4.F2" office:value-type="string">
            <text:list xml:id="list210660292730539" text:continue-numbering="true" text:style-name="WWNum29">
              <text:list-item>
                <text:p text:style-name="P118">Duration x5 / x2 / +2 DL</text:p>
              </text:list-item>
              <text:list-item>
                <text:p text:style-name="P133">Missile Penalty +1 / x2 / +3 DL</text:p>
              </text:list-item>
              <text:list-item>
                <text:p text:style-name="P124">Radius x2 / 3x / +<text:span text:style-name="T13">3</text:span> DL</text:p>
              </text:list-item>
              <text:list-item>
                <text:p text:style-name="P124">Resist +1 / 2x / +4 DL</text:p>
              </text:list-item>
            </text:list>
          </table:table-cell>
        </table:table-row>
        <table:table-row>
          <table:table-cell table:style-name="Table4.A2" office:value-type="string">
            <text:p text:style-name="P61">Honor the Pact</text:p>
          </table:table-cell>
          <table:table-cell table:style-name="Table4.A2" office:value-type="string">
            <text:p text:style-name="P61">VS</text:p>
          </table:table-cell>
          <table:table-cell table:style-name="Table4.C3" office:value-type="float" office:value="10">
            <text:p text:style-name="P61">10</text:p>
          </table:table-cell>
          <table:table-cell table:style-name="Table4.A2" office:value-type="string">
            <text:p text:style-name="P61">1 h</text:p>
          </table:table-cell>
          <table:table-cell table:style-name="Table4.A2" office:value-type="string">
            <text:list xml:id="list210658960950554" text:continue-numbering="true" text:style-name="WWNum29">
              <text:list-item>
                <text:p text:style-name="P151">Those who participate gain resist(1) vs. poison and traps</text:p>
              </text:list-item>
              <text:list-item>
                <text:p text:style-name="P151">Using poison or traps while this blessing is in effect earn divine malus</text:p>
              </text:list-item>
            </text:list>
          </table:table-cell>
          <table:table-cell table:style-name="Table4.F2" office:value-type="string">
            <text:list xml:id="list210659308330590" text:continue-numbering="true" text:style-name="WWNum29">
              <text:list-item>
                <text:p text:style-name="P134">Morph – Also gives resist magic(1), but all so blessed cannot use magic without gaining malus / 1x / +6 DL</text:p>
              </text:list-item>
              <text:list-item>
                <text:p text:style-name="P134">Resist +1 / 1x / +4 DL</text:p>
              </text:list-item>
            </text:list>
          </table:table-cell>
        </table:table-row>
        <table:table-row>
          <table:table-cell table:style-name="Table4.A2" office:value-type="string">
            <text:p text:style-name="P62">Hunter’s Blessing</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1 d</text:p>
          </table:table-cell>
          <table:table-cell table:style-name="Table4.A2" office:value-type="string">
            <text:list xml:id="list210658904273716" text:continue-numbering="true" text:style-name="WWNum29">
              <text:list-item>
                <text:p text:style-name="P152">Participants get a +1 to animal lore, navigate and track that day</text:p>
              </text:list-item>
            </text:list>
          </table:table-cell>
          <table:table-cell table:style-name="Table4.F2" office:value-type="string">
            <text:list xml:id="list210660466796424" text:continue-numbering="true" text:style-name="WWNum29">
              <text:list-item>
                <text:p text:style-name="P133">Also gives a bonus to survival / 1x / +4 DL</text:p>
              </text:list-item>
            </text:list>
          </table:table-cell>
        </table:table-row>
        <table:table-row>
          <table:table-cell table:style-name="Table4.A2" office:value-type="string">
            <text:p text:style-name="P62">Lick Wounds</text:p>
          </table:table-cell>
          <table:table-cell table:style-name="Table4.A2" office:value-type="string">
            <text:p text:style-name="P62">VS</text:p>
          </table:table-cell>
          <table:table-cell table:style-name="Table4.C3" office:value-type="float" office:value="10">
            <text:p text:style-name="P62">10</text:p>
          </table:table-cell>
          <table:table-cell table:style-name="Table4.A2" office:value-type="string">
            <text:p text:style-name="P62">Inst</text:p>
          </table:table-cell>
          <table:table-cell table:style-name="Table4.A2" office:value-type="string">
            <text:list xml:id="list210659244462174" text:continue-numbering="true" text:style-name="WWNum29">
              <text:list-item>
                <text:p text:style-name="P152">1d4+1 magical heal</text:p>
              </text:list-item>
            </text:list>
          </table:table-cell>
          <table:table-cell table:style-name="Table4.F2" office:value-type="string">
            <text:list xml:id="list210660471408981" text:continue-numbering="true" text:style-name="WWNum29">
              <text:list-item>
                <text:p text:style-name="P113">Increase <text:span text:style-name="T14">Heal</text:span> Dice / x<text:span text:style-name="T14">2</text:span> / +3 DL</text:p>
              </text:list-item>
              <text:list-item>
                <text:p text:style-name="P133">Option – can be cast in combat / 1x / +3 DL</text:p>
              </text:list-item>
            </text:list>
          </table:table-cell>
        </table:table-row>
        <table:table-row>
          <table:table-cell table:style-name="Table4.A2" office:value-type="string">
            <text:p text:style-name="P63">Nature’s Quiver</text:p>
          </table:table-cell>
          <table:table-cell table:style-name="Table4.A2" office:value-type="string">
            <text:p text:style-name="P64">VS</text:p>
          </table:table-cell>
          <table:table-cell table:style-name="Table4.C3" office:value-type="float" office:value="10">
            <text:p text:style-name="P63">10</text:p>
          </table:table-cell>
          <table:table-cell table:style-name="Table4.A2" office:value-type="string">
            <text:p text:style-name="P63">Inst</text:p>
          </table:table-cell>
          <table:table-cell table:style-name="Table4.A2" office:value-type="string">
            <text:list xml:id="list210659459813057" text:continue-numbering="true" text:style-name="WWNum29">
              <text:list-item>
                <text:p text:style-name="P150">The caster takes an armful of wood and creates 12 basic arrows</text:p>
              </text:list-item>
            </text:list>
          </table:table-cell>
          <table:table-cell table:style-name="Table4.F2" office:value-type="string">
            <text:list xml:id="list210660273593174" text:continue-numbering="true" text:style-name="WWNum29">
              <text:list-item>
                <text:p text:style-name="P135">Arrows x2 / x2 / +2 DL</text:p>
              </text:list-item>
              <text:list-item>
                <text:p text:style-name="P137">Moprh – creates 6 throwing knives or javelins, or other missile weapon / x1 / +0 DL</text:p>
              </text:list-item>
              <text:list-item>
                <text:p text:style-name="P135">Options – arrows are blessed (+1 acc, +1 dmg) / x1 / +3 DL</text:p>
              </text:list-item>
              <text:list-item>
                <text:p text:style-name="P135">Option – can be cast in combat / x1 / +3 DL</text:p>
              </text:list-item>
              <text:list-item>
                <text:p text:style-name="P135">Option – caster needs no wood to cast the spell / x1 / +3 DL</text:p>
              </text:list-item>
            </text:list>
          </table:table-cell>
        </table:table-row>
        <table:table-row>
          <table:table-cell table:style-name="Table4.A2" office:value-type="string">
            <text:p text:style-name="P65">Nature’s Scent</text:p>
          </table:table-cell>
          <table:table-cell table:style-name="Table4.A2" office:value-type="string">
            <text:p text:style-name="P64">VS</text:p>
          </table:table-cell>
          <table:table-cell table:style-name="Table4.C3" office:value-type="float" office:value="10">
            <text:p text:style-name="P65">10</text:p>
          </table:table-cell>
          <table:table-cell table:style-name="Table4.A2" office:value-type="string">
            <text:p text:style-name="P65">5 h</text:p>
          </table:table-cell>
          <table:table-cell table:style-name="Table4.A2" office:value-type="string">
            <text:list xml:id="list210659723342952" text:continue-numbering="true" text:style-name="WWNum29">
              <text:list-item>
                <text:p text:style-name="P145">Obscures the caster’s scent</text:p>
              </text:list-item>
              <text:list-item>
                <text:p text:style-name="P152">Animals that rely on scent are not able to track the character (-10 to search, track rolls)</text:p>
              </text:list-item>
            </text:list>
          </table:table-cell>
          <table:table-cell table:style-name="Table4.F2" office:value-type="string">
            <text:list xml:id="list210660095356475" text:continue-numbering="true" text:style-name="WWNum29">
              <text:list-item>
                <text:p text:style-name="P135">Morph – also makes caster invisible and inaudible to creatures, but only works on “natural” beasts / x1 / +4 DL</text:p>
              </text:list-item>
            </text:list>
          </table:table-cell>
        </table:table-row>
        <table:table-row>
          <table:table-cell table:style-name="Table4.A2" office:value-type="string">
            <text:p text:style-name="P65">Nature’s Summons</text:p>
          </table:table-cell>
          <table:table-cell table:style-name="Table4.A2" office:value-type="string">
            <text:p text:style-name="P64">C</text:p>
          </table:table-cell>
          <table:table-cell table:style-name="Table4.C3" office:value-type="float" office:value="14">
            <text:p text:style-name="P65">14</text:p>
          </table:table-cell>
          <table:table-cell table:style-name="Table4.A2" office:value-type="string">
            <text:p text:style-name="P65">6 r</text:p>
          </table:table-cell>
          <table:table-cell table:style-name="Table4.A2" office:value-type="string">
            <text:list xml:id="list210659540216106" text:continue-numbering="true" text:style-name="WWNum29">
              <text:list-item>
                <text:p text:style-name="P145">Summons a wild animal to fight for the caster</text:p>
              </text:list-item>
              <text:list-item>
                <text:p text:style-name="P145">Can only be used in a wilderness setting</text:p>
              </text:list-item>
            </text:list>
          </table:table-cell>
          <table:table-cell table:style-name="Table4.F2" office:value-type="string">
            <text:list xml:id="list210660464554269" text:continue-numbering="true" text:style-name="WWNum29">
              <text:list-item>
                <text:p text:style-name="P135">Creature is level 5 / x1 / +4 DL</text:p>
              </text:list-item>
              <text:list-item>
                <text:p text:style-name="P135">Creature is level 9 / x1 / +4 Dl</text:p>
              </text:list-item>
              <text:list-item>
                <text:p text:style-name="P135">Creature is level 13 / x1 / +4 DL</text:p>
              </text:list-item>
            </text:list>
          </table:table-cell>
        </table:table-row>
        <table:table-row>
          <table:table-cell table:style-name="Table4.A2" office:value-type="string">
            <text:p text:style-name="P63">Trackless Passage</text:p>
          </table:table-cell>
          <table:table-cell table:style-name="Table4.A2" office:value-type="string">
            <text:p text:style-name="P64">VS</text:p>
          </table:table-cell>
          <table:table-cell table:style-name="Table4.C3" office:value-type="float" office:value="14">
            <text:p text:style-name="P63">14</text:p>
          </table:table-cell>
          <table:table-cell table:style-name="Table4.A2" office:value-type="string">
            <text:p text:style-name="P63">1 d</text:p>
          </table:table-cell>
          <table:table-cell table:style-name="Table4.A2" office:value-type="string">
            <text:list xml:id="list210658809904069" text:continue-numbering="true" text:style-name="WWNum29">
              <text:list-item>
                <text:p text:style-name="P150">Tracking checks made against the caster are at a -4 penalty</text:p>
              </text:list-item>
              <text:list-item>
                <text:p text:style-name="P150">Allies must remain close to the caster to be affected</text:p>
              </text:list-item>
            </text:list>
          </table:table-cell>
          <table:table-cell table:style-name="Table4.F2" office:value-type="string">
            <text:list xml:id="list210660377235169" text:continue-numbering="true" text:style-name="WWNum29">
              <text:list-item>
                <text:p text:style-name="P135">Option – those present (up to 6) at the casting gain the benefit regardless if they stay with the caster / x1 / +3 DL</text:p>
              </text:list-item>
            </text:list>
          </table:table-cell>
        </table:table-row>
        <table:table-row>
          <table:table-cell table:style-name="Table4.A2" office:value-type="string">
            <text:p text:style-name="P64">True Shot</text:p>
          </table:table-cell>
          <table:table-cell table:style-name="Table4.A2" office:value-type="string">
            <text:p text:style-name="P64">VS</text:p>
          </table:table-cell>
          <table:table-cell table:style-name="Table4.C3" office:value-type="float" office:value="18">
            <text:p text:style-name="P64">18</text:p>
          </table:table-cell>
          <table:table-cell table:style-name="Table4.A2" office:value-type="string">
            <text:p text:style-name="P64">Inst</text:p>
          </table:table-cell>
          <table:table-cell table:style-name="Table4.A2" office:value-type="string">
            <text:list xml:id="list210658704007219" text:continue-numbering="true" text:style-name="WWNum29">
              <text:list-item>
                <text:p text:style-name="P153">Your next missile attack is +4 to-hit, +2 damage, and +1 wound</text:p>
              </text:list-item>
            </text:list>
          </table:table-cell>
          <table:table-cell table:style-name="Table4.F2" office:value-type="string">
            <text:list xml:id="list210658967520675" text:continue-numbering="true" text:style-name="WWNum29">
              <text:list-item>
                <text:p text:style-name="P137">None</text:p>
              </text:list-item>
            </text:list>
          </table:table-cell>
        </table:table-row>
        <table:table-row>
          <table:table-cell table:style-name="Table4.A2" office:value-type="string">
            <text:p text:style-name="P64">White Stag</text:p>
          </table:table-cell>
          <table:table-cell table:style-name="Table4.A2" office:value-type="string">
            <text:p text:style-name="P64">VS</text:p>
          </table:table-cell>
          <table:table-cell table:style-name="Table4.C3" office:value-type="float" office:value="18">
            <text:p text:style-name="P64">18</text:p>
          </table:table-cell>
          <table:table-cell table:style-name="Table4.A2" office:value-type="string">
            <text:p text:style-name="P64">1 h</text:p>
          </table:table-cell>
          <table:table-cell table:style-name="Table4.A2" office:value-type="string">
            <text:list xml:id="list210660040621232" text:continue-numbering="true" text:style-name="WWNum29">
              <text:list-item>
                <text:p text:style-name="P145">Calls a majestic white stag to carry the caster through the wilderness</text:p>
              </text:list-item>
              <text:list-item>
                <text:p text:style-name="P145">Caster can ride the stag as a mount, <text:span text:style-name="T15">using his riding skill (or 12, whichever is higher)</text:span></text:p>
              </text:list-item>
              <text:list-item>
                <text:p text:style-name="P153">In combat, the stag will battle with the caster</text:p>
              </text:list-item>
            </text:list>
          </table:table-cell>
          <table:table-cell table:style-name="Table4.F2" office:value-type="string">
            <text:list xml:id="list210659771465452" text:continue-numbering="true" text:style-name="WWNum29">
              <text:list-item>
                <text:p text:style-name="P137">Morph – the caster can choose another animal, but the stats are similar / x1 / +0 DL</text:p>
              </text:list-item>
            </text:list>
          </table:table-cell>
        </table:table-row>
        <table:table-row>
          <table:table-cell table:style-name="Table4.A2" office:value-type="string">
            <text:p text:style-name="P64">Wood Walker</text:p>
          </table:table-cell>
          <table:table-cell table:style-name="Table4.A2" office:value-type="string">
            <text:p text:style-name="P64">VS</text:p>
          </table:table-cell>
          <table:table-cell table:style-name="Table4.C3" office:value-type="float" office:value="10">
            <text:p text:style-name="P64">10</text:p>
          </table:table-cell>
          <table:table-cell table:style-name="Table4.A2" office:value-type="string">
            <text:p text:style-name="P64">1 d</text:p>
          </table:table-cell>
          <table:table-cell table:style-name="Table4.A2" office:value-type="string">
            <text:list xml:id="list2686770925" text:style-name="WWNum11">
              <text:list-item>
                <text:p text:style-name="P147">Travel overland through woods at <text:span text:style-name="T16">25</text:span>% faster rate</text:p>
              </text:list-item>
              <text:list-item>
                <text:p text:style-name="P147">No movement or rough terrain penalties in wooded battlefields</text:p>
              </text:list-item>
            </text:list>
          </table:table-cell>
          <table:table-cell table:style-name="Table4.F2" office:value-type="string">
            <text:list xml:id="list210658633555801" text:continue-list="list210659771465452" text:style-name="WWNum29">
              <text:list-item>
                <text:p text:style-name="P134">Option – caster gains +1 combat move in wooded battlefields / x2 / +3 Dl</text:p>
              </text:list-item>
              <text:list-item>
                <text:p text:style-name="P134">Move Rate +25% / x2 / +3 DL</text:p>
              </text:list-item>
            </text:list>
            <text:p text:style-name="P44"/>
          </table:table-cell>
        </table:table-row>
      </table:table>
      <text:p text:style-name="P42"/>
      <text:p text:style-name="P42"/>
      <text:p text:style-name="P18">Mordain (mor – DAIN)</text:p>
      <text:p text:style-name="P5"><text:soft-page-break/></text:p>
      <text:p text:style-name="P25">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25"/>
      <text:p text:style-name="P28">In his dark aspect, Mordain is the Lord of Greed who pillages the land and poisons the water in search of gold.</text:p>
      <text:p text:style-name="P28"/>
      <text:p text:style-name="P31">Mordain loves gold and finely crafted objects. Because of his people’s history with Shadow, items or creatures tainted with Shadow are destroyed on his altars.</text:p>
      <text:p text:style-name="P31"/>
      <text:p text:style-name="P33">Mordain and Aquae share their dominion over crafters. They often cooperate on major projects, but there is still a strong impulse to compete and outdo each other. <text:span text:style-name="T26">Mordain finds Hegre's rustic disposition to cities and metalsmiths to be troubling.</text:span></text:p>
      <text:p text:style-name="P31"/>
      <text:p text:style-name="P31">The rites of <text:span text:style-name="T26">Mordain deal with crafting, destroying shadow, and the underworld which is the home of the dwarves:</text:span></text:p>
      <text:list xml:id="list210660237803813" text:continue-list="list3846161765" text:style-name="L4">
        <text:list-item>
          <text:p text:style-name="P87"><text:span text:style-name="T2">Burying The Dead</text:span> <text:span text:style-name="T22">–</text:span> Burying the dead turns their souls over to Mordain to protect. Anytime priests of the Earthen God come across unburied bodies, they have a duty to consign them to the earth.</text:p>
        </text:list-item>
        <text:list-item>
          <text:p text:style-name="P87"><text:span text:style-name="T2">Prayer Against Shadow</text:span> <text:span text:style-name="T22">–</text:span> At sunset, or before entering an underground location, priests of Mordain will bless their allies.</text:p>
        </text:list-item>
        <text:list-item>
          <text:p text:style-name="P89"><text:span text:style-name="T27">Remember The Lost</text:span><text:span text:style-name="T8"> </text:span><text:span text:style-name="T23">–</text:span><text:span text:style-name="T8"> Every new moon, the priests of Mordain will pray for the countless dwarves lost when Shadow conquered the holds.</text:span></text:p>
        </text:list-item>
        <text:list-item>
          <text:p text:style-name="P87"><text:span text:style-name="T2">Smith’s Blessing</text:span> <text:span text:style-name="T22">–</text:span> When entering a city for the first time, it is customary for priests to bless the tools and workshops of local craftsmen.</text:p>
        </text:list-item>
      </text:list>
      <text:p text:style-name="P31"/>
      <text:p text:style-name="P3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46">The Rituals of <text:span text:style-name="T26">Mordain</text:span></text:p>
          </table:table-cell>
          <table:covered-table-cell/>
          <table:covered-table-cell/>
          <table:covered-table-cell/>
          <table:covered-table-cell/>
          <table:covered-table-cell/>
        </table:table-row>
        <table:table-row table:style-name="Table1.2">
          <table:table-cell table:style-name="Table1.A2" office:value-type="string">
            <text:p text:style-name="P55">Spell</text:p>
          </table:table-cell>
          <table:table-cell table:style-name="Table1.A2" office:value-type="string">
            <text:p text:style-name="P49">CT</text:p>
          </table:table-cell>
          <table:table-cell table:style-name="Table1.A2" office:value-type="string">
            <text:p text:style-name="P55">DL</text:p>
          </table:table-cell>
          <table:table-cell table:style-name="Table1.A2" office:value-type="string">
            <text:p text:style-name="P49">DR</text:p>
          </table:table-cell>
          <table:table-cell table:style-name="Table1.A2" office:value-type="string">
            <text:p text:style-name="P55">Effects</text:p>
          </table:table-cell>
          <table:table-cell table:style-name="Table1.F2" office:value-type="string">
            <text:p text:style-name="P52">Enhancements</text:p>
          </table:table-cell>
        </table:table-row>
        <table:table-row>
          <table:table-cell table:style-name="Table1.A2" office:value-type="string">
            <text:p text:style-name="P66">Canary Call</text:p>
          </table:table-cell>
          <table:table-cell table:style-name="Table1.A2" office:value-type="string">
            <text:p text:style-name="P66">VS</text:p>
          </table:table-cell>
          <table:table-cell table:style-name="Table1.C3" office:value-type="float" office:value="8">
            <text:p text:style-name="P60">8</text:p>
          </table:table-cell>
          <table:table-cell table:style-name="Table1.A2" office:value-type="string">
            <text:p text:style-name="P66">6 h</text:p>
          </table:table-cell>
          <table:table-cell table:style-name="Table1.A2" office:value-type="string">
            <text:list xml:id="list210660539237999" text:continue-list="list210658633555801" text:style-name="WWNum29">
              <text:list-item>
                <text:p text:style-name="P131"><text:s/><text:span text:style-name="T21">You detect gas attacks, and receive warning of contaminated air for the next day</text:span></text:p>
              </text:list-item>
            </text:list>
          </table:table-cell>
          <table:table-cell table:style-name="Table1.F2" office:value-type="string">
            <text:list xml:id="list210659804891692" text:continue-numbering="true" text:style-name="WWNum29">
              <text:list-item>
                <text:p text:style-name="P119">Duration x5 / x2 / +2 DL</text:p>
              </text:list-item>
              <text:list-item>
                <text:p text:style-name="P98">Option – Also gives a +2 to traps checks / x1 / +4 DL</text:p>
              </text:list-item>
            </text:list>
          </table:table-cell>
        </table:table-row>
        <table:table-row>
          <table:table-cell table:style-name="Table1.A2" office:value-type="string">
            <text:p text:style-name="P73">Crafter’s Blessing</text:p>
          </table:table-cell>
          <table:table-cell table:style-name="Table1.A2" office:value-type="string">
            <text:p text:style-name="P74">VS</text:p>
          </table:table-cell>
          <table:table-cell table:style-name="Table1.C3" office:value-type="float" office:value="10">
            <text:p text:style-name="P75">10</text:p>
          </table:table-cell>
          <table:table-cell table:style-name="Table1.A2" office:value-type="string">
            <text:p text:style-name="P66">???</text:p>
          </table:table-cell>
          <table:table-cell table:style-name="Table1.A2" office:value-type="string">
            <text:list xml:id="list210659403082195" text:continue-list="list2686770925" text:style-name="WWNum11">
              <text:list-item>
                <text:p text:style-name="P146">The target’s next crafting attempt is +2</text:p>
              </text:list-item>
              <text:list-item>
                <text:p text:style-name="P154">Expenditure(1)</text:p>
              </text:list-item>
            </text:list>
          </table:table-cell>
          <table:table-cell table:style-name="Table1.F2" office:value-type="string">
            <text:list xml:id="list210659970154895" text:continue-list="list210659804891692" text:style-name="WWNum29">
              <text:list-item>
                <text:p text:style-name="P98">Bonus +1 / x2 / +4 DL</text:p>
              </text:list-item>
            </text:list>
          </table:table-cell>
        </table:table-row>
        <table:table-row>
          <table:table-cell table:style-name="Table1.A2" office:value-type="string">
            <text:p text:style-name="P73">Dig</text:p>
          </table:table-cell>
          <table:table-cell table:style-name="Table1.A2" office:value-type="string">
            <text:p text:style-name="P74">S</text:p>
          </table:table-cell>
          <table:table-cell table:style-name="Table1.C3" office:value-type="float" office:value="10">
            <text:p text:style-name="P75">10</text:p>
          </table:table-cell>
          <table:table-cell table:style-name="Table1.A2" office:value-type="string">
            <text:p text:style-name="P66">1 h</text:p>
          </table:table-cell>
          <table:table-cell table:style-name="Table1.A2" office:value-type="string">
            <text:list xml:id="list210658838594043" text:continue-list="list210659403082195" text:style-name="WWNum11">
              <text:list-item>
                <text:p text:style-name="P146">You can dig as though you were 10 me<text:span text:style-name="T28">n</text:span></text:p>
              </text:list-item>
            </text:list>
          </table:table-cell>
          <table:table-cell table:style-name="Table1.F2" office:value-type="string">
            <text:list xml:id="list210659115277715" text:continue-list="list210659970154895" text:style-name="WWNum29">
              <text:list-item>
                <text:p text:style-name="P120">Duration x<text:span text:style-name="T28">2</text:span> / x2 / +2 DL</text:p>
              </text:list-item>
              <text:list-item>
                <text:p text:style-name="P98">Effect x2 / x2 / +4 DL</text:p>
              </text:list-item>
            </text:list>
          </table:table-cell>
        </table:table-row>
        <table:table-row>
          <table:table-cell table:style-name="Table1.A2" office:value-type="string">
            <text:p text:style-name="P73">Earth Shake</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inst</text:p>
          </table:table-cell>
          <table:table-cell table:style-name="Table1.A2" office:value-type="string">
            <text:list xml:id="list210659986776931" text:continue-list="list210658838594043" text:style-name="WWNum11">
              <text:list-item>
                <text:p text:style-name="P138">All characters in <text:span text:style-name="T28">1 </text:span>hex radius must save MUS or SKL DL 12 or be knocked prone</text:p>
              </text:list-item>
              <text:list-item>
                <text:p text:style-name="P138">2 hex radius around caster becomes rough ground</text:p>
              </text:list-item>
            </text:list>
          </table:table-cell>
          <table:table-cell table:style-name="Table1.F2" office:value-type="string">
            <text:list xml:id="list210659392760170" text:continue-list="list210659115277715" text:style-name="WWNum29">
              <text:list-item>
                <text:p text:style-name="P98">Also does 2d4 penetrating damage to those knocked down / x1 / +3 DL</text:p>
              </text:list-item>
              <text:list-item>
                <text:p text:style-name="P106">Increase Dmg Dice / x3 /+3 DL</text:p>
              </text:list-item>
              <text:list-item>
                <text:p text:style-name="P98">Radius +1 / x2 / +3 DL</text:p>
              </text:list-item>
              <text:list-item>
                <text:p text:style-name="P139">Save DL +2 / x3 / +2</text:p>
              </text:list-item>
            </text:list>
          </table:table-cell>
        </table:table-row>
        <table:table-row>
          <table:table-cell table:style-name="Table1.A2" office:value-type="string">
            <text:p text:style-name="P73">Encapsulate</text:p>
          </table:table-cell>
          <table:table-cell table:style-name="Table1.A2" office:value-type="string">
            <text:p text:style-name="P74">S</text:p>
          </table:table-cell>
          <table:table-cell table:style-name="Table1.C3" office:value-type="float" office:value="14">
            <text:p text:style-name="P75">14</text:p>
          </table:table-cell>
          <table:table-cell table:style-name="Table1.A2" office:value-type="string">
            <text:p text:style-name="P66">1 d</text:p>
          </table:table-cell>
          <table:table-cell table:style-name="Table1.A2" office:value-type="string">
            <text:list xml:id="list210660107861795" text:continue-list="list210659986776931" text:style-name="WWNum11">
              <text:list-item>
                <text:p text:style-name="P146">Encapsulates an object you can hold in a protective stone shell</text:p>
              </text:list-item>
            </text:list>
          </table:table-cell>
          <table:table-cell table:style-name="Table1.F2" office:value-type="string">
            <text:list xml:id="list210660006016186" text:continue-list="list210659392760170" text:style-name="WWNum29">
              <text:list-item>
                <text:p text:style-name="P120">Duration x5 / x2 / +2 DL</text:p>
              </text:list-item>
              <text:list-item>
                <text:p text:style-name="P98">Encapsulation becomes magically strong, requiring supernatural means of breaking / x1 / +4 DL</text:p>
              </text:list-item>
              <text:list-item>
                <text:p text:style-name="P98">Volume x2 / x2 / +3 DL</text:p>
              </text:list-item>
            </text:list>
          </table:table-cell>
        </table:table-row>
        <table:table-row>
          <table:table-cell table:style-name="Table1.A2" office:value-type="string">
            <text:p text:style-name="P73">Light</text:p>
          </table:table-cell>
          <table:table-cell table:style-name="Table1.A2" office:value-type="string">
            <text:p text:style-name="P74">VS</text:p>
          </table:table-cell>
          <table:table-cell table:style-name="Table1.C3" office:value-type="float" office:value="8">
            <text:p text:style-name="P75">8</text:p>
          </table:table-cell>
          <table:table-cell table:style-name="Table1.A2" office:value-type="string">
            <text:p text:style-name="P66">1 h</text:p>
          </table:table-cell>
          <table:table-cell table:style-name="Table1.A2" office:value-type="string">
            <text:list xml:id="list210660572121295" text:continue-list="list210660107861795" text:style-name="WWNum11">
              <text:list-item>
                <text:p text:style-name="P146">Causes the priest's holy symbol to glow with a cool, bright light</text:p>
              </text:list-item>
              <text:list-item>
                <text:p text:style-name="P146">Lights an area up to <text:span text:style-name="T28">5</text:span> hex radius </text:p>
              </text:list-item>
            </text:list>
          </table:table-cell>
          <table:table-cell table:style-name="Table1.F2" office:value-type="string">
            <text:list xml:id="list210659847132131" text:continue-list="list210660006016186" text:style-name="WWNum29">
              <text:list-item>
                <text:p text:style-name="P125">Duration x5 / x2 / +2 DL</text:p>
              </text:list-item>
              <text:list-item>
                <text:p text:style-name="P125">Radius x2 / 3x / +<text:span text:style-name="T13">3</text:span> DL</text:p>
              </text:list-item>
            </text:list>
          </table:table-cell>
        </table:table-row>
        <table:table-row>
          <table:table-cell table:style-name="Table1.A2" office:value-type="string">
            <text:p text:style-name="P73">Miner’s Prayer</text:p>
          </table:table-cell>
          <table:table-cell table:style-name="Table1.A2" office:value-type="string">
            <text:p text:style-name="P74">VS</text:p>
          </table:table-cell>
          <table:table-cell table:style-name="Table1.C3" office:value-type="float" office:value="10">
            <text:p text:style-name="P75">10</text:p>
          </table:table-cell>
          <table:table-cell table:style-name="Table1.A2" office:value-type="string">
            <text:p text:style-name="P66">1 m</text:p>
          </table:table-cell>
          <table:table-cell table:style-name="Table1.A2" office:value-type="string">
            <text:list xml:id="list210658828619449" text:continue-list="list210660572121295" text:style-name="WWNum11">
              <text:list-item>
                <text:p text:style-name="P146">Targets gain the ability to “feel” <text:soft-page-break/>nearby mineral deposits within 100 meters</text:p>
              </text:list-item>
              <text:list-item>
                <text:p text:style-name="P146">Expenditure(1)</text:p>
              </text:list-item>
            </text:list>
          </table:table-cell>
          <table:table-cell table:style-name="Table1.F2" office:value-type="string">
            <text:list xml:id="list210659233629325" text:continue-list="list210659847132131" text:style-name="WWNum29">
              <text:list-item>
                <text:p text:style-name="P125">Duration x5 / x2 / +2 DL</text:p>
              </text:list-item>
              <text:list-item>
                <text:p text:style-name="P125"><text:soft-page-break/>Radius x2 / 3x / +<text:span text:style-name="T13">3</text:span> DL</text:p>
              </text:list-item>
            </text:list>
          </table:table-cell>
        </table:table-row>
        <table:table-row>
          <table:table-cell table:style-name="Table1.A2" office:value-type="string">
            <text:p text:style-name="P73">Prayer Against Shadow</text:p>
          </table:table-cell>
          <table:table-cell table:style-name="Table1.A2" office:value-type="string">
            <text:p text:style-name="P74">VS</text:p>
          </table:table-cell>
          <table:table-cell table:style-name="Table1.C3" office:value-type="float" office:value="14">
            <text:p text:style-name="P75">14</text:p>
          </table:table-cell>
          <table:table-cell table:style-name="Table1.A2" office:value-type="string">
            <text:p text:style-name="P66">3 h</text:p>
          </table:table-cell>
          <table:table-cell table:style-name="Table1.A2" office:value-type="string">
            <text:list xml:id="list210659971113761" text:continue-list="list210658828619449" text:style-name="WWNum11">
              <text:list-item>
                <text:p text:style-name="P146">All allies that participate in the prayer gain a +1 defense against Shadow for the next 3 hours</text:p>
              </text:list-item>
            </text:list>
          </table:table-cell>
          <table:table-cell table:style-name="Table1.F2" office:value-type="string">
            <text:list xml:id="list210660532270661" text:continue-list="list210659233629325" text:style-name="WWNum29">
              <text:list-item>
                <text:p text:style-name="P140">Add +1 attack / x1 / +3 DL</text:p>
              </text:list-item>
              <text:list-item>
                <text:p text:style-name="P140">add +1 damage / x1 / +3 DL</text:p>
              </text:list-item>
              <text:list-item>
                <text:p text:style-name="P121">Duration x<text:span text:style-name="T28">2</text:span> / x2 / +2 DL</text:p>
              </text:list-item>
            </text:list>
          </table:table-cell>
        </table:table-row>
        <table:table-row>
          <table:table-cell table:style-name="Table1.A2" office:value-type="string">
            <text:p text:style-name="P73">Shape Earth</text:p>
          </table:table-cell>
          <table:table-cell table:style-name="Table1.A2" office:value-type="string">
            <text:p text:style-name="P74">S</text:p>
          </table:table-cell>
          <table:table-cell table:style-name="Table1.C3" office:value-type="float" office:value="14">
            <text:p text:style-name="P74">14</text:p>
          </table:table-cell>
          <table:table-cell table:style-name="Table1.A2" office:value-type="string">
            <text:p text:style-name="P66">10 m</text:p>
          </table:table-cell>
          <table:table-cell table:style-name="Table1.A2" office:value-type="string">
            <text:list xml:id="list210660239011862" text:continue-list="list210659971113761" text:style-name="WWNum11">
              <text:list-item>
                <text:p text:style-name="P146">You can shape 1 cubic meter of earth as though it was soft clay</text:p>
              </text:list-item>
              <text:list-item>
                <text:p text:style-name="P146">Expenditure(1)</text:p>
              </text:list-item>
            </text:list>
          </table:table-cell>
          <table:table-cell table:style-name="Table1.F2" office:value-type="string">
            <text:list xml:id="list210659058220039" text:continue-list="list210660532270661" text:style-name="WWNum29">
              <text:list-item>
                <text:p text:style-name="P121">Duration x5 / x2 / +2 DL</text:p>
              </text:list-item>
              <text:list-item>
                <text:p text:style-name="P99">Volume x2 / x2 / +3 DL</text:p>
              </text:list-item>
            </text:list>
          </table:table-cell>
        </table:table-row>
        <table:table-row>
          <table:table-cell table:style-name="Table1.A2" office:value-type="string">
            <text:p text:style-name="P73">Shatter</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inst</text:p>
          </table:table-cell>
          <table:table-cell table:style-name="Table1.A2" office:value-type="string">
            <text:list xml:id="list210658571509988" text:continue-list="list210660239011862" text:style-name="WWNum11">
              <text:list-item>
                <text:p text:style-name="P146">Your next melee attack does an extra 2d6 penetrating damage against stone or metal creatures/structures</text:p>
              </text:list-item>
            </text:list>
          </table:table-cell>
          <table:table-cell table:style-name="Table1.F2" office:value-type="string">
            <text:list xml:id="list210660223716232" text:continue-list="list210659058220039" text:style-name="WWNum29">
              <text:list-item>
                <text:p text:style-name="P140">Duration +1 attack / x2 / +3 DL</text:p>
              </text:list-item>
              <text:list-item>
                <text:p text:style-name="P107">Increase Dmg Dice / x3 /+3 DL</text:p>
              </text:list-item>
            </text:list>
          </table:table-cell>
        </table:table-row>
        <table:table-row>
          <table:table-cell table:style-name="Table1.A2" office:value-type="string">
            <text:p text:style-name="P73">Singing Stones</text:p>
          </table:table-cell>
          <table:table-cell table:style-name="Table1.A2" office:value-type="string">
            <text:p text:style-name="P74">VS</text:p>
          </table:table-cell>
          <table:table-cell table:style-name="Table1.C3" office:value-type="float" office:value="14">
            <text:p text:style-name="P74">14</text:p>
          </table:table-cell>
          <table:table-cell table:style-name="Table1.A2" office:value-type="string">
            <text:p text:style-name="P66">inst</text:p>
          </table:table-cell>
          <table:table-cell table:style-name="Table1.A2" office:value-type="string">
            <text:list xml:id="list210659200939402" text:continue-list="list210658571509988" text:style-name="WWNum11">
              <text:list-item>
                <text:p text:style-name="P146">Ask a worked stone object/section a question that can be answered in a single word</text:p>
              </text:list-item>
              <text:list-item>
                <text:p text:style-name="P146">Question must have something to do with the layout of the area, or someone who has touched, passed across it, or is near it</text:p>
              </text:list-item>
              <text:list-item>
                <text:p text:style-name="P146">Expenditure(1)</text:p>
              </text:list-item>
            </text:list>
          </table:table-cell>
          <table:table-cell table:style-name="Table1.F2" office:value-type="string">
            <text:list xml:id="list210660543181553" text:continue-list="list210660223716232" text:style-name="WWNum29">
              <text:list-item>
                <text:p text:style-name="P140">None</text:p>
              </text:list-item>
            </text:list>
          </table:table-cell>
        </table:table-row>
        <table:table-row>
          <table:table-cell table:style-name="Table1.A2" office:value-type="string">
            <text:p text:style-name="P73">Stones Fly</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inst</text:p>
          </table:table-cell>
          <table:table-cell table:style-name="Table1.A2" office:value-type="string">
            <text:list xml:id="list210660309920525" text:continue-list="list210659200939402" text:style-name="WWNum11">
              <text:list-item>
                <text:p text:style-name="P146">Hurl a stone at an enemy that does 2d6 physical damage if it hits</text:p>
              </text:list-item>
            </text:list>
          </table:table-cell>
          <table:table-cell table:style-name="Table1.F2" office:value-type="string">
            <text:list xml:id="list210660187846332" text:continue-list="list210660543181553" text:style-name="WWNum29">
              <text:list-item>
                <text:p text:style-name="P107">Accuracy +2 / <text:span text:style-name="T11">x2 / </text:span>+<text:span text:style-name="T29">2</text:span> DL</text:p>
              </text:list-item>
              <text:list-item>
                <text:p text:style-name="P107">Increase Dmg Dice / x3 /+3 DL</text:p>
              </text:list-item>
              <text:list-item>
                <text:p text:style-name="P142">Option – <text:span text:style-name="T30">Attacks 3 targets, but damage is reduced by 1 die step / x1 / +0 DL</text:span></text:p>
              </text:list-item>
            </text:list>
          </table:table-cell>
        </table:table-row>
        <table:table-row>
          <table:table-cell table:style-name="Table1.A2" office:value-type="string">
            <text:p text:style-name="P73">Stone Skin</text:p>
          </table:table-cell>
          <table:table-cell table:style-name="Table1.A2" office:value-type="string">
            <text:p text:style-name="P74">C</text:p>
          </table:table-cell>
          <table:table-cell table:style-name="Table1.C3" office:value-type="float" office:value="10">
            <text:p text:style-name="P74">10</text:p>
          </table:table-cell>
          <table:table-cell table:style-name="Table1.A2" office:value-type="string">
            <text:p text:style-name="P66">6 r</text:p>
          </table:table-cell>
          <table:table-cell table:style-name="Table1.A2" office:value-type="string">
            <text:list xml:id="list210660372055641" text:continue-list="list210660309920525" text:style-name="WWNum11">
              <text:list-item>
                <text:p text:style-name="P146">Increases AV by 1</text:p>
              </text:list-item>
              <text:list-item>
                <text:p text:style-name="P146">-1 move and -1 defense</text:p>
              </text:list-item>
            </text:list>
          </table:table-cell>
          <table:table-cell table:style-name="Table1.F2" office:value-type="string">
            <text:list xml:id="list210658567113204" text:continue-list="list210660187846332" text:style-name="WWNum29">
              <text:list-item>
                <text:p text:style-name="P119"/>
              </text:list-item>
            </text:list>
          </table:table-cell>
        </table:table-row>
        <table:table-row>
          <table:table-cell table:style-name="Table1.A2" office:value-type="string">
            <text:p text:style-name="P73">Summon Beetle</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6 r</text:p>
          </table:table-cell>
          <table:table-cell table:style-name="Table1.A2" office:value-type="string">
            <text:list xml:id="list210659826622970" text:continue-list="list210660372055641" text:style-name="WWNum11">
              <text:list-item>
                <text:p text:style-name="P146">Summons a beetle to fight for the caster</text:p>
              </text:list-item>
            </text:list>
          </table:table-cell>
          <table:table-cell table:style-name="Table1.F2" office:value-type="string">
            <text:list xml:id="list210658879910789" text:continue-list="list210658567113204" text:style-name="WWNum29">
              <text:list-item>
                <text:p text:style-name="P136">Creature is level 5 / x1 / +4 DL</text:p>
              </text:list-item>
              <text:list-item>
                <text:p text:style-name="P136">Creature is level 9 / x1 / +4 Dl</text:p>
              </text:list-item>
              <text:list-item>
                <text:p text:style-name="P136">Creature is level 13 / x1 / +4 DL</text:p>
              </text:list-item>
            </text:list>
          </table:table-cell>
        </table:table-row>
        <table:table-row>
          <table:table-cell table:style-name="Table1.A2" office:value-type="string">
            <text:p text:style-name="P73">Underworld Minions</text:p>
          </table:table-cell>
          <table:table-cell table:style-name="Table1.A2" office:value-type="string">
            <text:p text:style-name="P74">C</text:p>
          </table:table-cell>
          <table:table-cell table:style-name="Table1.C3" office:value-type="float" office:value="14">
            <text:p text:style-name="P74">14</text:p>
          </table:table-cell>
          <table:table-cell table:style-name="Table1.A2" office:value-type="string">
            <text:p text:style-name="P66">10 r</text:p>
          </table:table-cell>
          <table:table-cell table:style-name="Table1.A2" office:value-type="string">
            <text:list xml:id="list210660530744143" text:continue-list="list210659826622970" text:style-name="WWNum11">
              <text:list-item>
                <text:p text:style-name="P146">Summons 3 dwarven spirits to fight for the caster</text:p>
              </text:list-item>
              <text:list-item>
                <text:p text:style-name="P146">Spirits are minion level</text:p>
              </text:list-item>
            </text:list>
          </table:table-cell>
          <table:table-cell table:style-name="Table1.F2" office:value-type="string">
            <text:list xml:id="list210660241953468" text:continue-list="list210658879910789" text:style-name="WWNum29">
              <text:list-item>
                <text:p text:style-name="P141">Minions have +1 <text:span text:style-name="T31">attack</text:span> / x3 / +3 DL</text:p>
              </text:list-item>
              <text:list-item>
                <text:p text:style-name="P141">Minions have +1 <text:span text:style-name="T31">damage</text:span> / x3 / +3 DL</text:p>
              </text:list-item>
              <text:list-item>
                <text:p text:style-name="P140">Minions have +1 defense / x3 / +3 DL</text:p>
              </text:list-item>
            </text:list>
          </table:table-cell>
        </table:table-row>
      </table:table>
      <text:p text:style-name="P4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41S</meta:editing-duration>
    <meta:editing-cycles>24</meta:editing-cycles>
    <meta:generator>LibreOffice/6.1.3.2$Windows_X86_64 LibreOffice_project/86daf60bf00efa86ad547e59e09d6bb77c699acb</meta:generator>
    <dc:date>2018-12-05T21:06:29.964000000</dc:date>
    <meta:document-statistic meta:table-count="4" meta:image-count="0" meta:object-count="0" meta:page-count="8" meta:paragraph-count="454" meta:word-count="3762" meta:character-count="18489" meta:non-whitespace-character-count="15353"/>
    <meta:user-defined meta:name="Info 1"/>
    <meta:user-defined meta:name="Info 2"/>
    <meta:user-defined meta:name="Info 3"/>
    <meta:user-defined meta:name="Info 4"/>
  </office:meta>
</office:document-meta>
</file>